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2.2283in"/>
    </style:style>
    <style:style style:name="co4" style:family="table-column">
      <style:table-column-properties fo:break-before="auto" style:column-width="1.4965in"/>
    </style:style>
    <style:style style:name="co5" style:family="table-column">
      <style:table-column-properties fo:break-before="auto" style:column-width="1.6165in"/>
    </style:style>
    <style:style style:name="co6" style:family="table-column">
      <style:table-column-properties fo:break-before="auto" style:column-width="3.911in"/>
    </style:style>
    <style:style style:name="co7" style:family="table-column">
      <style:table-column-properties fo:break-before="auto" style:column-width="3.6484in"/>
    </style:style>
    <style:style style:name="co8" style:family="table-column">
      <style:table-column-properties fo:break-before="auto" style:column-width="2.578in"/>
    </style:style>
    <style:style style:name="co9" style:family="table-column">
      <style:table-column-properties fo:break-before="auto" style:column-width="2.4575in"/>
    </style:style>
    <style:style style:name="co10" style:family="table-column">
      <style:table-column-properties fo:break-before="auto" style:column-width="2.9165in"/>
    </style:style>
    <style:style style:name="co11" style:family="table-column">
      <style:table-column-properties fo:break-before="auto" style:column-width="2.5236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5693in" fo:break-before="auto" style:use-optimal-row-height="false"/>
    </style:style>
    <style:style style:name="ro4" style:family="table-row">
      <style:table-row-properties style:row-height="0.6008in" fo:break-before="auto" style:use-optimal-row-height="false"/>
    </style:style>
    <style:style style:name="ro5" style:family="table-row">
      <style:table-row-properties style:row-height="0.4917in" fo:break-before="auto" style:use-optimal-row-height="false"/>
    </style:style>
    <style:style style:name="ro6" style:family="table-row">
      <style:table-row-properties style:row-height="0.7638in" fo:break-before="auto" style:use-optimal-row-height="false"/>
    </style:style>
    <style:style style:name="ro7" style:family="table-row">
      <style:table-row-properties style:row-height="0.8028in" fo:break-before="auto" style:use-optimal-row-height="false"/>
    </style:style>
    <style:style style:name="ro8" style:family="table-row">
      <style:table-row-properties style:row-height="0.9165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181in" fo:break-before="auto" style:use-optimal-row-height="false"/>
    </style:style>
    <style:style style:name="ro12" style:family="table-row">
      <style:table-row-properties style:row-height="0.4866in" fo:break-before="auto" style:use-optimal-row-height="false"/>
    </style:style>
    <style:style style:name="ro13" style:family="table-row">
      <style:table-row-properties style:row-height="0.5492in" fo:break-before="auto" style:use-optimal-row-height="false"/>
    </style:style>
    <style:style style:name="ro14" style:family="table-row">
      <style:table-row-properties style:row-height="0.4661in" fo:break-before="auto" style:use-optimal-row-height="false"/>
    </style:style>
    <style:style style:name="ro15" style:family="table-row">
      <style:table-row-properties style:row-height="0.611in" fo:break-before="auto" style:use-optimal-row-height="false"/>
    </style:style>
    <style:style style:name="ro16" style:family="table-row">
      <style:table-row-properties style:row-height="0.8335in" fo:break-before="auto" style:use-optimal-row-height="false"/>
    </style:style>
    <style:style style:name="ro17" style:family="table-row">
      <style:table-row-properties style:row-height="0.6425in" fo:break-before="auto" style:use-optimal-row-height="false"/>
    </style:style>
    <style:style style:name="ro18" style:family="table-row">
      <style:table-row-properties style:row-height="0.539in" fo:break-before="auto" style:use-optimal-row-height="false"/>
    </style:style>
    <style:style style:name="ro19" style:family="table-row">
      <style:table-row-properties style:row-height="0.3756in" fo:break-before="auto" style:use-optimal-row-height="false"/>
    </style:style>
    <style:style style:name="ro20" style:family="table-row">
      <style:table-row-properties style:row-height="0.8161in" fo:break-before="auto" style:use-optimal-row-height="false"/>
    </style:style>
    <style:style style:name="ro21" style:family="table-row">
      <style:table-row-properties style:row-height="0.6217in" fo:break-before="auto" style:use-optimal-row-height="false"/>
    </style:style>
    <style:style style:name="ro22" style:family="table-row">
      <style:table-row-properties style:row-height="0.6472in" fo:break-before="auto" style:use-optimal-row-height="false"/>
    </style:style>
    <style:style style:name="ro23" style:family="table-row">
      <style:table-row-properties style:row-height="0.5591in" fo:break-before="auto" style:use-optimal-row-height="false"/>
    </style:style>
    <style:style style:name="ro24" style:family="table-row">
      <style:table-row-properties style:row-height="0.7146in" fo:break-before="auto" style:use-optimal-row-height="false"/>
    </style:style>
    <style:style style:name="ro25" style:family="table-row">
      <style:table-row-properties style:row-height="0.7043in" fo:break-before="auto" style:use-optimal-row-height="false"/>
    </style:style>
    <style:style style:name="ro26" style:family="table-row">
      <style:table-row-properties style:row-height="0.5327in" fo:break-before="auto" style:use-optimal-row-height="false"/>
    </style:style>
    <style:style style:name="ro27" style:family="table-row">
      <style:table-row-properties style:row-height="0.611in" fo:break-before="auto" style:use-optimal-row-height="true"/>
    </style:style>
    <style:style style:name="ro28" style:family="table-row">
      <style:table-row-properties style:row-height="0.6319in" fo:break-before="auto" style:use-optimal-row-height="false"/>
    </style:style>
    <style:style style:name="ro29" style:family="table-row">
      <style:table-row-properties style:row-height="0.6252in" fo:break-before="auto" style:use-optimal-row-height="false"/>
    </style:style>
    <style:style style:name="ro30" style:family="table-row">
      <style:table-row-properties style:row-height="0.611in" fo:break-before="auto" style:use-optimal-row-height="true"/>
    </style:style>
    <style:style style:name="ro31" style:family="table-row">
      <style:table-row-properties style:row-height="1.0417in" fo:break-before="auto" style:use-optimal-row-height="false"/>
    </style:style>
    <style:style style:name="ro32" style:family="table-row">
      <style:table-row-properties style:row-height="0.7772in" fo:break-before="auto" style:use-optimal-row-height="false"/>
    </style:style>
    <style:style style:name="ro33" style:family="table-row">
      <style:table-row-properties style:row-height="0.4402in" fo:break-before="auto" style:use-optimal-row-height="false"/>
    </style:style>
    <style:style style:name="ro34" style:family="table-row">
      <style:table-row-properties style:row-height="0.7126in" fo:break-before="auto" style:use-optimal-row-height="false"/>
    </style:style>
    <style:style style:name="ro35" style:family="table-row">
      <style:table-row-properties style:row-height="0.1783in" fo:break-before="auto" style:use-optimal-row-height="false"/>
    </style:style>
    <style:style style:name="ro36" style:family="table-row">
      <style:table-row-properties style:row-height="0.2283in" fo:break-before="auto" style:use-optimal-row-height="true"/>
    </style:style>
    <style:style style:name="ro37" style:family="table-row">
      <style:table-row-properties style:row-height="0.4146in" fo:break-before="auto" style:use-optimal-row-height="true"/>
    </style:style>
    <style:style style:name="ro38" style:family="table-row">
      <style:table-row-properties style:row-height="0.3909in" fo:break-before="auto" style:use-optimal-row-height="false"/>
    </style:style>
    <style:style style:name="ro39" style:family="table-row">
      <style:table-row-properties style:row-height="0.1772in" fo:break-before="auto" style:use-optimal-row-height="false"/>
    </style:style>
    <style:style style:name="ro40" style:family="table-row">
      <style:table-row-properties style:row-height="0.3937in" fo:break-before="auto" style:use-optimal-row-height="false"/>
    </style:style>
    <style:style style:name="ro41" style:family="table-row">
      <style:table-row-properties style:row-height="0.4146in" fo:break-before="auto" style:use-optimal-row-height="true"/>
    </style:style>
    <style:style style:name="ro42" style:family="table-row">
      <style:table-row-properties style:row-height="0.611in" fo:break-before="auto" style:use-optimal-row-height="true"/>
    </style:style>
    <style:style style:name="ro43" style:family="table-row">
      <style:table-row-properties style:row-height="0.2591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6736in" fo:break-before="auto" style:use-optimal-row-height="false"/>
    </style:style>
    <style:style style:name="ro46" style:family="table-row">
      <style:table-row-properties style:row-height="0.4146in" fo:break-before="auto" style:use-optimal-row-height="true"/>
    </style:style>
    <style:style style:name="ro47" style:family="table-row">
      <style:table-row-properties style:row-height="0.8701in" fo:break-before="auto" style:use-optimal-row-height="false"/>
    </style:style>
    <style:style style:name="ro48" style:family="table-row">
      <style:table-row-properties style:row-height="0.7457in" fo:break-before="auto" style:use-optimal-row-height="false"/>
    </style:style>
    <style:style style:name="ro49" style:family="table-row">
      <style:table-row-properties style:row-height="0.7563in" fo:break-before="auto" style:use-optimal-row-height="false"/>
    </style:style>
    <style:style style:name="ro50" style:family="table-row">
      <style:table-row-properties style:row-height="0.8807in" fo:break-before="auto" style:use-optimal-row-height="false"/>
    </style:style>
    <style:style style:name="ro51" style:family="table-row">
      <style:table-row-properties style:row-height="0.7874in" fo:break-before="auto" style:use-optimal-row-height="false"/>
    </style:style>
    <style:style style:name="ro52" style:family="table-row">
      <style:table-row-properties style:row-height="0.7252in" fo:break-before="auto" style:use-optimal-row-height="false"/>
    </style:style>
    <style:style style:name="ro53" style:family="table-row">
      <style:table-row-properties style:row-height="0.798in" fo:break-before="auto" style:use-optimal-row-height="false"/>
    </style:style>
    <style:style style:name="ro54" style:family="table-row">
      <style:table-row-properties style:row-height="0.8083in" fo:break-before="auto" style:use-optimal-row-height="false"/>
    </style:style>
    <style:style style:name="ro55" style:family="table-row">
      <style:table-row-properties style:row-height="0.4764in" fo:break-before="auto" style:use-optimal-row-height="false"/>
    </style:style>
    <style:style style:name="ro56" style:family="table-row">
      <style:table-row-properties style:row-height="0.8909in" fo:break-before="auto" style:use-optimal-row-height="false"/>
    </style:style>
    <style:style style:name="ro57" style:family="table-row">
      <style:table-row-properties style:row-height="0.8189in" fo:break-before="auto" style:use-optimal-row-height="false"/>
    </style:style>
    <style:style style:name="ro58" style:family="table-row">
      <style:table-row-properties style:row-height="0.5799in" fo:break-before="auto" style:use-optimal-row-height="false"/>
    </style:style>
    <style:style style:name="ro59" style:family="table-row">
      <style:table-row-properties style:row-height="0.4972in" fo:break-before="auto" style:use-optimal-row-height="fals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0.7354in" fo:break-before="auto" style:use-optimal-row-height="false"/>
    </style:style>
    <style:style style:name="ro62" style:family="table-row">
      <style:table-row-properties style:row-height="0.611in" fo:break-before="auto" style:use-optimal-row-height="true"/>
    </style:style>
    <style:style style:name="ro63" style:family="table-row">
      <style:table-row-properties style:row-height="0.611in" fo:break-before="auto" style:use-optimal-row-height="true"/>
    </style:style>
    <style:style style:name="ro64" style:family="table-row">
      <style:table-row-properties style:row-height="0.3728in" fo:break-before="auto" style:use-optimal-row-height="false"/>
    </style:style>
    <style:style style:name="ro65" style:family="table-row">
      <style:table-row-properties style:row-height="0.6634in" fo:break-before="auto" style:use-optimal-row-height="false"/>
    </style:style>
    <style:style style:name="ro66" style:family="table-row">
      <style:table-row-properties style:row-height="0.9327in" fo:break-before="auto" style:use-optimal-row-height="false"/>
    </style:style>
    <style:style style:name="ro67" style:family="table-row">
      <style:table-row-properties style:row-height="0.2382in" fo:break-before="auto" style:use-optimal-row-height="false"/>
    </style:style>
    <style:style style:name="ro68" style:family="table-row">
      <style:table-row-properties style:row-height="0.3102in" fo:break-before="auto" style:use-optimal-row-height="false"/>
    </style:style>
    <style:style style:name="ro69" style:family="table-row">
      <style:table-row-properties style:row-height="0.922in" fo:break-before="auto" style:use-optimal-row-height="false"/>
    </style:style>
    <style:style style:name="ro70" style:family="table-row">
      <style:table-row-properties style:row-height="0.8492in" fo:break-before="auto" style:use-optimal-row-height="false"/>
    </style:style>
    <style:style style:name="ro7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3pt" fo:font-style="italic" fo:text-shadow="none" style:text-underline-style="none" fo:font-weight="normal" style:font-size-asian="13pt" style:font-style-asian="italic" style:font-weight-asian="normal" style:font-name-complex="Times New Roman" style:font-size-complex="13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10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10"/>
        <table:table-column table:style-name="co13" table:number-columns-repeated="1011" table:default-cell-style-name="Default"/>
        <table:table-row table:style-name="ro1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19" office:value-type="string" table:number-columns-spanned="1" table:number-rows-spanned="2">
            <text:p>PASS/FAIL</text:p>
          </table:table-cell>
          <table:table-cell table:number-columns-repeated="3"/>
          <table:table-cell table:style-name="ce21" table:number-columns-repeated="1008"/>
        </table:table-row>
        <table:table-row table:style-name="ro2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8" office:value-type="string">
            <text:p>EXPECTED RESULT</text:p>
          </table:table-cell>
          <table:table-cell table:style-name="ce18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19" office:value-type="string">
            <text:p>PASS/FAIL</text:p>
          </table:covered-table-cell>
          <table:table-cell table:number-columns-repeated="101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 check that First name-punctation</text:p>
          </table:table-cell>
          <table:table-cell table:style-name="ce8" office:value-type="string">
            <text:p>Negative</text:p>
          </table:table-cell>
          <table:table-cell office:value-type="string">
            <text:p>…..,,,,,,,</text:p>
          </table:table-cell>
          <table:table-cell table:number-columns-repeated="2" office:value-type="string">
            <text:p>NA</text:p>
          </table:table-cell>
          <table:table-cell office:value-type="string">
            <text:p>Punctation should not allow</text:p>
          </table:table-cell>
          <table:table-cell office:value-type="string">
            <text:p>Punctation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2" table:number-columns-spanned="1" table:number-rows-spanned="2">
            <text:p>2</text:p>
          </table:table-cell>
          <table:table-cell office:value-type="string" table:number-columns-spanned="1" table:number-rows-spanned="2">
            <text:p>To check that First name- Mandatory popup message </text:p>
          </table:table-cell>
          <table:table-cell table:style-name="ce8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/>
          <table:covered-table-cell office:value-type="string">
            <text:p>To check that First name-Camel case</text:p>
          </table:covered-table-cell>
          <table:covered-table-cell table:style-name="ce8" office:value-type="string">
            <text:p>Negative</text:p>
          </table:covered-table-cell>
          <table:covered-table-cell office:value-type="string">
            <text:p>Abab</text:p>
          </table:covered-table-cell>
          <table:table-cell office:value-type="float" office:value="2">
            <text:p>2</text:p>
          </table:table-cell>
          <table:table-cell office:value-type="string">
            <text:p>Enter the value </text:p>
          </table:table-cell>
          <table:covered-table-cell office:value-type="string">
            <text:p>Camel case should allow</text:p>
          </table:covered-table-cell>
          <table:covered-table-cell office:value-type="string">
            <text:p>Camel case allowed</text:p>
          </table:covered-table-cell>
          <table:covered-table-cell table:number-columns-repeated="4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table:style-name="ce3" office:value-type="float" office:value="3">
            <text:p>3</text:p>
          </table:table-cell>
          <table:table-cell office:value-type="string">
            <text:p>To check that First name text field -Highlighted</text:p>
          </table:table-cell>
          <table:table-cell table:style-name="ce9"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irst name text field should Highlight</text:p>
          </table:table-cell>
          <table:table-cell office:value-type="string">
            <text:p>First name text field should Highlighted</text:p>
          </table:table-cell>
          <table:table-cell table:number-columns-repeated="4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011"/>
        </table:table-row>
        <table:table-row table:style-name="ro7">
          <table:table-cell table:style-name="ce3" office:value-type="float" office:value="4">
            <text:p>4</text:p>
          </table:table-cell>
          <table:table-cell office:value-type="string">
            <text:p>To check that <text:s/>First name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011"/>
        </table:table-row>
        <table:table-row table:style-name="ro8">
          <table:table-cell table:style-name="ce3" office:value-type="float" office:value="5">
            <text:p>5</text:p>
          </table:table-cell>
          <table:table-cell table:style-name="ce3" office:value-type="string">
            <text:p>To check first name control</text:p>
          </table:table-cell>
          <table:table-cell table:style-name="ce9" office:value-type="string">
            <text:p>Positive</text:p>
          </table:table-cell>
          <table:table-cell table:style-name="ce12" office:value-type="string">
            <text:p>Test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nter "Testing"in first name control</text:p>
          </table:table-cell>
          <table:table-cell table:style-name="ce3" office:value-type="string">
            <text:p>Enterting characters must visible in first name control</text:p>
          </table:table-cell>
          <table:table-cell table:style-name="ce3" office:value-type="string">
            <text:p>Enterting characters visibled in first name control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office:value-type="string">
            <text:p>To check that First name text field -Numbers</text:p>
          </table:table-cell>
          <table:table-cell table:style-name="ce8" office:value-type="string">
            <text:p>Negative</text:p>
          </table:table-cell>
          <table:table-cell table:style-name="ce12" office:value-type="float" office:value="243543">
            <text:p>24354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umbers should not allow popup message should display</text:p>
          </table:table-cell>
          <table:table-cell table:style-name="ce3" office:value-type="string">
            <text:p>Numbers not allow popup message <text:s/>display</text:p>
          </table:table-cell>
          <table:table-cell table:number-columns-repeated="4" table:style-name="ce12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8">
          <table:table-cell table:style-name="ce3" office:value-type="float" office:value="7">
            <text:p>7</text:p>
          </table:table-cell>
          <table:table-cell table:style-name="ce3" office:value-type="string">
            <text:p>To check that First name text field – Special Character</text:p>
          </table:table-cell>
          <table:table-cell table:style-name="ce8" office:value-type="string">
            <text:p>Negative</text:p>
          </table:table-cell>
          <table:table-cell table:style-name="ce12" office:value-type="string">
            <text:p>#$%^^&amp;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Special character should not allow</text:p>
          </table:table-cell>
          <table:table-cell table:style-name="ce3" office:value-type="string">
            <text:p>Special character not allow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9">
          <table:table-cell table:style-name="ce3" office:value-type="float" office:value="8">
            <text:p>8</text:p>
          </table:table-cell>
          <table:table-cell table:style-name="ce5" office:value-type="string">
            <text:p>To check first name control-Uppercas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CHARAN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Upper case must allow in first name control</text:p>
          </table:table-cell>
          <table:table-cell table:style-name="ce5" office:value-type="string">
            <text:p>Upper case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0">
          <table:table-cell table:style-name="ce3" office:value-type="float" office:value="9">
            <text:p>9</text:p>
          </table:table-cell>
          <table:table-cell table:style-name="ce5" office:value-type="string">
            <text:p>To check first name control-Lower cas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Charan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number-columns-repeated="2" table:style-name="ce5" office:value-type="string">
            <text:p>Lower case must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1">
          <table:table-cell table:style-name="ce3" office:value-type="float" office:value="10">
            <text:p>10</text:p>
          </table:table-cell>
          <table:table-cell table:style-name="ce5" office:value-type="string">
            <text:p>To check first name control with "spaces"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Charan shiv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Space must allow in first name control</text:p>
          </table:table-cell>
          <table:table-cell table:style-name="ce5" office:value-type="string">
            <text:p>Space allowed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2">
          <table:table-cell table:style-name="ce3" office:value-type="float" office:value="11">
            <text:p>11</text:p>
          </table:table-cell>
          <table:table-cell table:style-name="ce6" office:value-type="string">
            <text:p>To check that <text:s/>first name alphanumeric value</text:p>
          </table:table-cell>
          <table:table-cell table:style-name="ce8" office:value-type="string">
            <text:p>Negative</text:p>
          </table:table-cell>
          <table:table-cell table:style-name="ce14" office:value-type="string">
            <text:p>asdfs3423</text:p>
          </table:table-cell>
          <table:table-cell table:style-name="ce14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17" office:value-type="string">
            <text:p>Alphanumeric should not allow</text:p>
          </table:table-cell>
          <table:table-cell table:style-name="ce17" office:value-type="string">
            <text:p>Alphanumeric not allowed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3">
          <table:table-cell table:style-name="ce3" office:value-type="float" office:value="12">
            <text:p>12</text:p>
          </table:table-cell>
          <table:table-cell table:style-name="ce7" office:value-type="string">
            <text:p>To check first name control -paste value</text:p>
          </table:table-cell>
          <table:table-cell office:value-type="string">
            <text:p>Positive</text:p>
          </table:table-cell>
          <table:table-cell table:style-name="ce15" office:value-type="string">
            <text:p>TESTING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Paste "TESTING"character in name control</text:p>
          </table:table-cell>
          <table:table-cell table:style-name="ce16" office:value-type="string">
            <text:p>It must allow to paste in name control</text:p>
          </table:table-cell>
          <table:table-cell table:style-name="ce16" office:value-type="string">
            <text:p>It <text:s/>allow to paste in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4">
          <table:table-cell table:style-name="ce3" office:value-type="float" office:value="13">
            <text:p>13</text:p>
          </table:table-cell>
          <table:table-cell table:style-name="ce6" office:value-type="string">
            <text:p>To check middle name control</text:p>
          </table:table-cell>
          <table:table-cell office:value-type="string">
            <text:p>Positive</text:p>
          </table:table-cell>
          <table:table-cell table:style-name="ce15" office:value-type="string">
            <text:p>TESTING</text:p>
          </table:table-cell>
          <table:table-cell table:style-name="ce15" office:value-type="float" office:value="1">
            <text:p>1</text:p>
          </table:table-cell>
          <table:table-cell table:style-name="ce17" office:value-type="string">
            <text:p>Enter "shiv"in middle name control</text:p>
          </table:table-cell>
          <table:table-cell table:style-name="ce16" office:value-type="string">
            <text:p>It must allow to paste in name control</text:p>
          </table:table-cell>
          <table:table-cell table:style-name="ce17" office:value-type="string">
            <text:p>Enterting characters <text:s/>visible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4" table:number-columns-spanned="1" table:number-rows-spanned="2">
            <text:p>14</text:p>
          </table:table-cell>
          <table:table-cell office:value-type="string" table:number-columns-spanned="1" table:number-rows-spanned="2">
            <text:p>To check that middle name- Mandatory popup message </text:p>
          </table:table-cell>
          <table:table-cell table:style-name="ce8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15">
            <text:p>15</text:p>
          </table:covered-table-cell>
          <table:covered-table-cell office:value-type="string">
            <text:p>To check that First name-Camel case</text:p>
          </table:covered-table-cell>
          <table:covered-table-cell table:style-name="ce8" office:value-type="string">
            <text:p>Negative</text:p>
          </table:covered-table-cell>
          <table:covered-table-cell office:value-type="string">
            <text:p>Abab</text:p>
          </table:covered-table-cell>
          <table:table-cell office:value-type="float" office:value="2">
            <text:p>2</text:p>
          </table:table-cell>
          <table:table-cell office:value-type="string">
            <text:p>Enter the value </text:p>
          </table:table-cell>
          <table:covered-table-cell office:value-type="string">
            <text:p>Camel case should allow</text:p>
          </table:covered-table-cell>
          <table:covered-table-cell office:value-type="string">
            <text:p>Camel case allowed</text:p>
          </table:covered-table-cell>
          <table:covered-table-cell table:number-columns-repeated="4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15">
            <text:p>15</text:p>
          </table:table-cell>
          <table:table-cell table:style-name="ce3" office:value-type="string">
            <text:p>To check that Middle name text field – Special Character</text:p>
          </table:table-cell>
          <table:table-cell table:style-name="ce8" office:value-type="string">
            <text:p>Negative</text:p>
          </table:table-cell>
          <table:table-cell table:style-name="ce12" office:value-type="string">
            <text:p>#$%^^&amp;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Special character should allow</text:p>
          </table:table-cell>
          <table:table-cell table:style-name="ce3" office:value-type="string">
            <text:p>Space <text:s/>allowed 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To check that <text:s/>Middle name <text:s/>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To check that middle name text field -Highlighted</text:p>
          </table:table-cell>
          <table:table-cell table:style-name="ce9"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irst name text field should Highlight</text:p>
          </table:table-cell>
          <table:table-cell office:value-type="string">
            <text:p>First name text field should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3">
          <table:table-cell office:value-type="float" office:value="18">
            <text:p>18</text:p>
          </table:table-cell>
          <table:table-cell table:style-name="ce5" office:value-type="string">
            <text:p>To check middle <text:s/>name control-Uppercas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SHIV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Upper case must allow in first name control</text:p>
          </table:table-cell>
          <table:table-cell table:style-name="ce5" office:value-type="string">
            <text:p>Upper case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6">
          <table:table-cell office:value-type="float" office:value="19">
            <text:p>19</text:p>
          </table:table-cell>
          <table:table-cell table:style-name="ce5" office:value-type="string">
            <text:p>To check middle name control-Lower cas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Charan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number-columns-repeated="2" table:style-name="ce5" office:value-type="string">
            <text:p>Lower case must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6">
          <table:table-cell office:value-type="float" office:value="20">
            <text:p>20</text:p>
          </table:table-cell>
          <table:table-cell table:style-name="ce5" office:value-type="string">
            <text:p>To check middle name control-copy paste valu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test test test test 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number-columns-repeated="2" table:style-name="ce5" office:value-type="string">
            <text:p>Lower case must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7">
          <table:table-cell office:value-type="float" office:value="21">
            <text:p>21</text:p>
          </table:table-cell>
          <table:table-cell table:style-name="ce6" office:value-type="string">
            <text:p>To check middle name control-character limit</text:p>
          </table:table-cell>
          <table:table-cell table:style-name="ce9" office:value-type="string">
            <text:p>Positive</text:p>
          </table:table-cell>
          <table:table-cell table:style-name="ce6" office:value-type="string">
            <text:p>qwertyu </text:p>
          </table:table-cell>
          <table:table-cell table:style-name="ce14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17" office:value-type="string">
            <text:p>It must allow to enter "tester tester tester tester tester" in middle name control</text:p>
          </table:table-cell>
          <table:table-cell table:style-name="ce17" office:value-type="string">
            <text:p>It <text:s/>allowed to enter "tester tester tester tester tester"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22">
            <text:p>22</text:p>
          </table:table-cell>
          <table:table-cell office:value-type="string">
            <text:p>To check that Middle name -Camel case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1">
          <table:table-cell office:value-type="float" office:value="23">
            <text:p>23</text:p>
          </table:table-cell>
          <table:table-cell table:style-name="ce6" office:value-type="string">
            <text:p>To check middle name control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Testing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 "Testing"in last name control</text:p>
          </table:table-cell>
          <table:table-cell table:style-name="ce17" office:value-type="string">
            <text:p>Enterting characters must visible in last name control</text:p>
          </table:table-cell>
          <table:table-cell table:style-name="ce17" office:value-type="string">
            <text:p>Enterting characters <text:s/>visible in la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6">
          <table:table-cell office:value-type="float" office:value="24">
            <text:p>24</text:p>
          </table:table-cell>
          <table:table-cell table:style-name="ce6" office:value-type="string">
            <text:p>To check middle name control-Uppercase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CHARAN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"in last name control</text:p>
          </table:table-cell>
          <table:table-cell table:style-name="ce17" office:value-type="string">
            <text:p>Upper case must allow in middle name control</text:p>
          </table:table-cell>
          <table:table-cell table:style-name="ce17" office:value-type="string">
            <text:p>Upper case <text:s/>allowed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6">
          <table:table-cell office:value-type="float" office:value="25">
            <text:p>25</text:p>
          </table:table-cell>
          <table:table-cell table:style-name="ce6" office:value-type="string">
            <text:p>To check middle name control-Lowercase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cat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"cat"in middle name control</text:p>
          </table:table-cell>
          <table:table-cell table:style-name="ce17" office:value-type="string">
            <text:p>Lower case must allow in middle name control</text:p>
          </table:table-cell>
          <table:table-cell table:style-name="ce17" office:value-type="string">
            <text:p>Lower case allowed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8">
          <table:table-cell office:value-type="float" office:value="26">
            <text:p>26</text:p>
          </table:table-cell>
          <table:table-cell table:style-name="ce3" office:value-type="string">
            <text:p>To check that Last name text field -Numbers</text:p>
          </table:table-cell>
          <table:table-cell table:style-name="ce8" office:value-type="string">
            <text:p>Negative</text:p>
          </table:table-cell>
          <table:table-cell table:style-name="ce12" office:value-type="float" office:value="243543">
            <text:p>24354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umbers should not allow popup message should display</text:p>
          </table:table-cell>
          <table:table-cell table:style-name="ce3" office:value-type="string">
            <text:p>Numbers not allow popup message <text:s/>display</text:p>
          </table:table-cell>
          <table:table-cell table:number-columns-repeated="4" table:style-name="ce12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9">
          <table:table-cell office:value-type="float" office:value="27">
            <text:p>27</text:p>
          </table:table-cell>
          <table:table-cell table:style-name="ce6" office:value-type="string">
            <text:p>To check last name control-Uppercase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ABCD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 "ABCD"in last name control</text:p>
          </table:table-cell>
          <table:table-cell table:style-name="ce17" office:value-type="string">
            <text:p>Enterting characters must visible in last name control</text:p>
          </table:table-cell>
          <table:table-cell table:style-name="ce17" office:value-type="string">
            <text:p>Enterting characters <text:s/>visible in la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8">
          <table:table-cell office:value-type="float" office:value="28">
            <text:p>28</text:p>
          </table:table-cell>
          <table:table-cell table:style-name="ce6" office:value-type="string">
            <text:p>To check last name control-Lowercase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abcd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"abcd"in last name control</text:p>
          </table:table-cell>
          <table:table-cell table:style-name="ce17" office:value-type="string">
            <text:p>Upper case must allow in middle name control</text:p>
          </table:table-cell>
          <table:table-cell table:style-name="ce17" office:value-type="string">
            <text:p>Upper case allow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9">
          <table:table-cell office:value-type="float" office:value="29" table:number-columns-spanned="1" table:number-rows-spanned="2">
            <text:p>29</text:p>
          </table:table-cell>
          <table:table-cell office:value-type="string" table:number-columns-spanned="1" table:number-rows-spanned="2">
            <text:p>To check that Last name- Mandatory popup message </text:p>
          </table:table-cell>
          <table:table-cell table:style-name="ce8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/>
          <table:covered-table-cell office:value-type="string">
            <text:p>To check that First name-Camel case</text:p>
          </table:covered-table-cell>
          <table:covered-table-cell table:style-name="ce8" office:value-type="string">
            <text:p>Negative</text:p>
          </table:covered-table-cell>
          <table:covered-table-cell office:value-type="string">
            <text:p>Abab</text:p>
          </table:covered-table-cell>
          <table:table-cell office:value-type="float" office:value="2">
            <text:p>2</text:p>
          </table:table-cell>
          <table:table-cell office:value-type="string">
            <text:p>Enter the value </text:p>
          </table:table-cell>
          <table:covered-table-cell office:value-type="string">
            <text:p>Camel case should allow</text:p>
          </table:covered-table-cell>
          <table:covered-table-cell office:value-type="string">
            <text:p>Camel case allowed</text:p>
          </table:covered-table-cell>
          <table:covered-table-cell table:number-columns-repeated="4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12">
          <table:table-cell table:style-name="ce3" office:value-type="float" office:value="30">
            <text:p>30</text:p>
          </table:table-cell>
          <table:table-cell table:style-name="ce3" office:value-type="string">
            <text:p>To check that last name text field – Special Character</text:p>
          </table:table-cell>
          <table:table-cell table:style-name="ce8" office:value-type="string">
            <text:p>Negative</text:p>
          </table:table-cell>
          <table:table-cell table:style-name="ce12" office:value-type="string">
            <text:p>#$%^^&amp;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Special character should allow</text:p>
          </table:table-cell>
          <table:table-cell table:style-name="ce3" office:value-type="string">
            <text:p>Space <text:s/>allowed 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20">
          <table:table-cell table:style-name="ce3" office:value-type="float" office:value="31">
            <text:p>31</text:p>
          </table:table-cell>
          <table:table-cell office:value-type="string">
            <text:p>To check that <text:s/>Area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table:style-name="ce3" office:value-type="float" office:value="32">
            <text:p>32</text:p>
          </table:table-cell>
          <table:table-cell office:value-type="string">
            <text:p>To check that Last name-Camel case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1">
          <table:table-cell office:value-type="float" office:value="33">
            <text:p>33</text:p>
          </table:table-cell>
          <table:table-cell office:value-type="string">
            <text:p>To check that Initial name with <text:s/>-punctation</text:p>
          </table:table-cell>
          <table:table-cell table:style-name="ce8" office:value-type="string">
            <text:p>Negative</text:p>
          </table:table-cell>
          <table:table-cell office:value-type="string">
            <text:p>…..,,,,,,,</text:p>
          </table:table-cell>
          <table:table-cell table:number-columns-repeated="2" office:value-type="string">
            <text:p>NA</text:p>
          </table:table-cell>
          <table:table-cell office:value-type="string">
            <text:p>Punctation should not allow</text:p>
          </table:table-cell>
          <table:table-cell office:value-type="string">
            <text:p>Punctation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9">
          <table:table-cell office:value-type="float" office:value="34" table:number-columns-spanned="1" table:number-rows-spanned="2">
            <text:p>34</text:p>
          </table:table-cell>
          <table:table-cell office:value-type="string" table:number-columns-spanned="1" table:number-rows-spanned="2">
            <text:p>To check that Initial name- Mandatory popup message </text:p>
          </table:table-cell>
          <table:table-cell table:style-name="ce8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/>
          <table:covered-table-cell office:value-type="string">
            <text:p>To check that First name-Camel case</text:p>
          </table:covered-table-cell>
          <table:covered-table-cell table:style-name="ce8" office:value-type="string">
            <text:p>Negative</text:p>
          </table:covered-table-cell>
          <table:covered-table-cell office:value-type="string">
            <text:p>Abab</text:p>
          </table:covered-table-cell>
          <table:table-cell office:value-type="float" office:value="2">
            <text:p>2</text:p>
          </table:table-cell>
          <table:table-cell office:value-type="string">
            <text:p>Enter the value </text:p>
          </table:table-cell>
          <table:covered-table-cell office:value-type="string">
            <text:p>Camel case should allow</text:p>
          </table:covered-table-cell>
          <table:covered-table-cell office:value-type="string">
            <text:p>Camel case allowed</text:p>
          </table:covered-table-cell>
          <table:covered-table-cell table:number-columns-repeated="4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table:style-name="ce3" office:value-type="float" office:value="35">
            <text:p>35</text:p>
          </table:table-cell>
          <table:table-cell office:value-type="string">
            <text:p>To check that Initial name text field -Highlighted</text:p>
          </table:table-cell>
          <table:table-cell table:style-name="ce9"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Initials name with text field should Highlight</text:p>
          </table:table-cell>
          <table:table-cell office:value-type="string">
            <text:p>Initials name with should Highlighted</text:p>
          </table:table-cell>
          <table:table-cell table:number-columns-repeated="4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011"/>
        </table:table-row>
        <table:table-row table:style-name="ro7">
          <table:table-cell table:style-name="ce3" office:value-type="float" office:value="36">
            <text:p>36</text:p>
          </table:table-cell>
          <table:table-cell office:value-type="string">
            <text:p>To check that <text:s/>Initial name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011"/>
        </table:table-row>
        <table:table-row table:style-name="ro22">
          <table:table-cell table:style-name="ce3" office:value-type="float" office:value="37">
            <text:p>37</text:p>
          </table:table-cell>
          <table:table-cell table:style-name="ce3" office:value-type="string">
            <text:p>To check Initial name control</text:p>
          </table:table-cell>
          <table:table-cell table:style-name="ce9" office:value-type="string">
            <text:p>Positive</text:p>
          </table:table-cell>
          <table:table-cell table:style-name="ce12" office:value-type="string">
            <text:p>Test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nter "Testing"in Initial name control</text:p>
          </table:table-cell>
          <table:table-cell table:style-name="ce3" office:value-type="string">
            <text:p>Enterting characters must visible in Initial name control</text:p>
          </table:table-cell>
          <table:table-cell table:style-name="ce3" office:value-type="string">
            <text:p>Enterting characters visibled in Initials name control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8">
          <table:table-cell table:style-name="ce3" office:value-type="float" office:value="38">
            <text:p>38</text:p>
          </table:table-cell>
          <table:table-cell table:style-name="ce3" office:value-type="string">
            <text:p>To check that Initials<text:span text:style-name="T1"> </text:span><text:span text:style-name="T2">name text </text:span><text:span text:style-name="T2">field </text:span><text:span text:style-name="T2">-Numbers</text:span></text:p>
          </table:table-cell>
          <table:table-cell table:style-name="ce8" office:value-type="string">
            <text:p>Negative</text:p>
          </table:table-cell>
          <table:table-cell table:style-name="ce12" office:value-type="float" office:value="243543">
            <text:p>24354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umbers should not allow popup message should display</text:p>
          </table:table-cell>
          <table:table-cell table:style-name="ce3" office:value-type="string">
            <text:p>Numbers not allow popup message <text:s/>display</text:p>
          </table:table-cell>
          <table:table-cell table:number-columns-repeated="4" table:style-name="ce12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8">
          <table:table-cell table:style-name="ce3" office:value-type="float" office:value="39">
            <text:p>39</text:p>
          </table:table-cell>
          <table:table-cell table:style-name="ce3" office:value-type="string">
            <text:p>To check that Initials name text field – Special Character</text:p>
          </table:table-cell>
          <table:table-cell table:style-name="ce8" office:value-type="string">
            <text:p>Negative</text:p>
          </table:table-cell>
          <table:table-cell table:style-name="ce12" office:value-type="string">
            <text:p>#$%^^&amp;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Special character should allow</text:p>
          </table:table-cell>
          <table:table-cell table:style-name="ce3" office:value-type="string">
            <text:p>Space <text:s/>allowed 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8">
          <table:table-cell table:style-name="ce3" office:value-type="float" office:value="39">
            <text:p>39</text:p>
          </table:table-cell>
          <table:table-cell table:style-name="ce3" office:value-type="string">
            <text:p>To check that Initials name text field – Special Character</text:p>
          </table:table-cell>
          <table:table-cell table:style-name="ce8" office:value-type="string">
            <text:p>Negative</text:p>
          </table:table-cell>
          <table:table-cell table:style-name="ce12" office:value-type="string">
            <text:p>#$%^^&amp;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Special character should allow</text:p>
          </table:table-cell>
          <table:table-cell table:style-name="ce3" office:value-type="string">
            <text:p>Space <text:s/>allowed 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11">
          <table:table-cell table:style-name="ce3" office:value-type="float" office:value="40">
            <text:p>40</text:p>
          </table:table-cell>
          <table:table-cell office:value-type="string">
            <text:p>To check that Email text field Special character</text:p>
          </table:table-cell>
          <table:table-cell office:value-type="string">
            <text:p>Positive</text:p>
          </table:table-cell>
          <table:table-cell office:value-type="string">
            <text:p>@ <text:s/>.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Expect @ and dot other Special Character should not allow</text:p>
          </table:table-cell>
          <table:table-cell office:value-type="string">
            <text:p>Expect @ and dot other Special Character not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3">
          <table:table-cell office:value-type="float" office:value="41">
            <text:p>41</text:p>
          </table:table-cell>
          <table:table-cell office:value-type="string">
            <text:p>To check that Email text field Domain Extensions</text:p>
          </table:table-cell>
          <table:table-cell office:value-type="string">
            <text:p>Positive</text:p>
          </table:table-cell>
          <table:table-cell office:value-type="string">
            <text:p>in <text:s text:c="2"/>com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Domain Extensions should be allow</text:p>
          </table:table-cell>
          <table:table-cell office:value-type="string">
            <text:p>Domain Extension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3">
          <table:table-cell office:value-type="float" office:value="42">
            <text:p>42</text:p>
          </table:table-cell>
          <table:table-cell office:value-type="string">
            <text:p>To check that Email text field Space</text:p>
          </table:table-cell>
          <table:table-cell table:style-name="ce11" office:value-type="string">
            <text:p>Negative</text:p>
          </table:table-cell>
          <table:table-cell office:value-type="string">
            <text:p>dfbshdf fjhsdfu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ace not should allow popup display</text:p>
          </table:table-cell>
          <table:table-cell office:value-type="string">
            <text:p>Space not should allowed popup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9">
          <table:table-cell office:value-type="float" office:value="43">
            <text:p>43</text:p>
          </table:table-cell>
          <table:table-cell office:value-type="string">
            <text:p>To check that <text:s/>Email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4">
          <table:table-cell office:value-type="float" office:value="44">
            <text:p>44</text:p>
          </table:table-cell>
          <table:table-cell office:value-type="string">
            <text:p>To check that Email text field <text:s/>Special character end</text:p>
          </table:table-cell>
          <table:table-cell table:style-name="ce11" office:value-type="string">
            <text:p>Negative</text:p>
          </table:table-cell>
          <table:table-cell office:value-type="string">
            <text:p>gsfg54356@.in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@ <text:s/>should not allow at the end </text:p>
          </table:table-cell>
          <table:table-cell office:value-type="string">
            <text:p>@ <text:s/>allowed at the en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3">
          <table:table-cell office:value-type="float" office:value="45">
            <text:p>45</text:p>
          </table:table-cell>
          <table:table-cell office:value-type="string">
            <text:p>To check that Email text field <text:s/>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ted</text:p>
          </table:table-cell>
          <table:table-cell office:value-type="string">
            <text:p>Text field <text:s/>highlig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5">
          <table:table-cell office:value-type="float" office:value="46">
            <text:p>46</text:p>
          </table:table-cell>
          <table:table-cell office:value-type="string">
            <text:p>To check that Email text field <text:s/>first Special character </text:p>
          </table:table-cell>
          <table:table-cell table:style-name="ce11" office:value-type="string">
            <text:p>Negative</text:p>
          </table:table-cell>
          <table:table-cell office:value-type="string">
            <text:p>@gsfg54356.in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@ <text:s/>should not allow at the first popup should display</text:p>
          </table:table-cell>
          <table:table-cell office:value-type="string">
            <text:p>@ <text:s/>should not allow at the first popup display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6">
          <table:table-cell office:value-type="float" office:value="47">
            <text:p>47</text:p>
          </table:table-cell>
          <table:table-cell office:value-type="string">
            <text:p>To check that Email text field-Camel case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8">
          <table:table-cell office:value-type="float" office:value="48">
            <text:p>48</text:p>
          </table:table-cell>
          <table:table-cell office:value-type="string">
            <text:p>To check that Email text field first Domain Extensions</text:p>
          </table:table-cell>
          <table:table-cell table:style-name="ce11" office:value-type="string">
            <text:p>Negative</text:p>
          </table:table-cell>
          <table:table-cell office:value-type="string">
            <text:p>.infdsjfsdf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irst Domain Extensions <text:s/>allow popup should be display</text:p>
          </table:table-cell>
          <table:table-cell office:value-type="string">
            <text:p>First Domain Extension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8">
          <table:table-cell office:value-type="float" office:value="49">
            <text:p>49</text:p>
          </table:table-cell>
          <table:table-cell office:value-type="string">
            <text:p>To check that Email text field middle Domain Extensions</text:p>
          </table:table-cell>
          <table:table-cell table:style-name="ce11" office:value-type="string">
            <text:p>Negative</text:p>
          </table:table-cell>
          <table:table-cell office:value-type="string">
            <text:p>Fdsj.infsdf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Middle Domain Extensions allow popup should be display</text:p>
          </table:table-cell>
          <table:table-cell office:value-type="string">
            <text:p>Middle Domain Extensions allow popup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7">
          <table:table-cell office:value-type="float" office:value="50">
            <text:p>50</text:p>
          </table:table-cell>
          <table:table-cell office:value-type="string">
            <text:p>To check that <text:s/>Email text field control- 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8">
          <table:table-cell office:value-type="float" office:value="51">
            <text:p>51</text:p>
          </table:table-cell>
          <table:table-cell office:value-type="string">
            <text:p>To check that Email text field – Alpha numeric</text:p>
          </table:table-cell>
          <table:table-cell office:value-type="string">
            <text:p>Positive</text:p>
          </table:table-cell>
          <table:table-cell office:value-type="string">
            <text:p>AB123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Alphanumeric should not allow</text:p>
          </table:table-cell>
          <table:table-cell office:value-type="string">
            <text:p>Alphanumeric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1">
          <table:table-cell office:value-type="float" office:value="52">
            <text:p>52</text:p>
          </table:table-cell>
          <table:table-cell office:value-type="string">
            <text:p>To check that Email <text:s/>Required field</text:p>
          </table:table-cell>
          <table:table-cell table:style-name="ce11" office:value-type="string">
            <text:p>Negative</text:p>
          </table:table-cell>
          <table:table-cell table:number-columns-repeated="3" office:value-type="string">
            <text:p>NA</text:p>
          </table:table-cell>
          <table:table-cell office:value-type="string">
            <text:p>Validation message State is required should be display.</text:p>
          </table:table-cell>
          <table:table-cell office:value-type="string">
            <text:p>Validation message State is required <text:s/>displayed.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1">
          <table:table-cell office:value-type="float" office:value="53">
            <text:p>53</text:p>
          </table:table-cell>
          <table:table-cell office:value-type="string">
            <text:p>To check that First name-punctation</text:p>
          </table:table-cell>
          <table:table-cell table:style-name="ce8" office:value-type="string">
            <text:p>Negative</text:p>
          </table:table-cell>
          <table:table-cell office:value-type="string">
            <text:p>…..,,,,,,,</text:p>
          </table:table-cell>
          <table:table-cell table:number-columns-repeated="2" office:value-type="string">
            <text:p>NA</text:p>
          </table:table-cell>
          <table:table-cell office:value-type="string">
            <text:p>Punctation should not allow</text:p>
          </table:table-cell>
          <table:table-cell office:value-type="string">
            <text:p>Punctation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9">
          <table:table-cell office:value-type="float" office:value="54">
            <text:p>54</text:p>
          </table:table-cell>
          <table:table-cell office:value-type="string" table:number-columns-spanned="1" table:number-rows-spanned="2">
            <text:p>To check that First name- Mandatory popup message </text:p>
          </table:table-cell>
          <table:table-cell table:style-name="ce8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table-cell office:value-type="float" office:value="55">
            <text:p>55</text:p>
          </table:table-cell>
          <table:covered-table-cell office:value-type="string">
            <text:p>To check that First name-Camel case</text:p>
          </table:covered-table-cell>
          <table:covered-table-cell table:style-name="ce8" office:value-type="string">
            <text:p>Negative</text:p>
          </table:covered-table-cell>
          <table:covered-table-cell office:value-type="string">
            <text:p>Abab</text:p>
          </table:covered-table-cell>
          <table:table-cell office:value-type="float" office:value="2">
            <text:p>2</text:p>
          </table:table-cell>
          <table:table-cell office:value-type="string">
            <text:p>Enter the value </text:p>
          </table:table-cell>
          <table:covered-table-cell office:value-type="string">
            <text:p>Camel case should allow</text:p>
          </table:covered-table-cell>
          <table:covered-table-cell office:value-type="string">
            <text:p>Camel case allowed</text:p>
          </table:covered-table-cell>
          <table:covered-table-cell table:number-columns-repeated="4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56">
            <text:p>56</text:p>
          </table:table-cell>
          <table:table-cell office:value-type="string">
            <text:p>To check that First name text field -Highlighted</text:p>
          </table:table-cell>
          <table:table-cell table:style-name="ce9"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irst name text field should Highlight</text:p>
          </table:table-cell>
          <table:table-cell office:value-type="string">
            <text:p>First name text field should Highlighted</text:p>
          </table:table-cell>
          <table:table-cell table:number-columns-repeated="4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011"/>
        </table:table-row>
        <table:table-row table:style-name="ro7">
          <table:table-cell office:value-type="float" office:value="57">
            <text:p>57</text:p>
          </table:table-cell>
          <table:table-cell office:value-type="string">
            <text:p>To check that <text:s/>First name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011"/>
        </table:table-row>
        <table:table-row table:style-name="ro8">
          <table:table-cell office:value-type="float" office:value="58">
            <text:p>58</text:p>
          </table:table-cell>
          <table:table-cell table:style-name="ce3" office:value-type="string">
            <text:p>To check first name control</text:p>
          </table:table-cell>
          <table:table-cell table:style-name="ce9" office:value-type="string">
            <text:p>Positive</text:p>
          </table:table-cell>
          <table:table-cell table:style-name="ce12" office:value-type="string">
            <text:p>Test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nter "Testing"in first name control</text:p>
          </table:table-cell>
          <table:table-cell table:style-name="ce3" office:value-type="string">
            <text:p>Enterting characters must visible in first name control</text:p>
          </table:table-cell>
          <table:table-cell table:style-name="ce3" office:value-type="string">
            <text:p>Enterting characters visibled in first name control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8">
          <table:table-cell office:value-type="float" office:value="59">
            <text:p>59</text:p>
          </table:table-cell>
          <table:table-cell table:style-name="ce3" office:value-type="string">
            <text:p>To check that First name text field -Numbers</text:p>
          </table:table-cell>
          <table:table-cell table:style-name="ce8" office:value-type="string">
            <text:p>Negative</text:p>
          </table:table-cell>
          <table:table-cell table:style-name="ce12" office:value-type="float" office:value="243543">
            <text:p>24354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umbers should not allow popup message should display</text:p>
          </table:table-cell>
          <table:table-cell table:style-name="ce3" office:value-type="string">
            <text:p>Numbers not allow popup message <text:s/>display</text:p>
          </table:table-cell>
          <table:table-cell table:number-columns-repeated="4" table:style-name="ce12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8">
          <table:table-cell office:value-type="float" office:value="60">
            <text:p>60</text:p>
          </table:table-cell>
          <table:table-cell table:style-name="ce3" office:value-type="string">
            <text:p>To check that First name text field – Special Character</text:p>
          </table:table-cell>
          <table:table-cell table:style-name="ce8" office:value-type="string">
            <text:p>Negative</text:p>
          </table:table-cell>
          <table:table-cell table:style-name="ce12" office:value-type="string">
            <text:p>#$%^^&amp;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Special character should not allow</text:p>
          </table:table-cell>
          <table:table-cell table:style-name="ce3" office:value-type="string">
            <text:p>Special character not allow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16">
          <table:table-cell office:value-type="float" office:value="61">
            <text:p>61</text:p>
          </table:table-cell>
          <table:table-cell table:style-name="ce5" office:value-type="string">
            <text:p>To check first name control-Uppercas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CHARAN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Upper case must allow in first name control</text:p>
          </table:table-cell>
          <table:table-cell table:style-name="ce5" office:value-type="string">
            <text:p>Upper case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6">
          <table:table-cell office:value-type="float" office:value="62">
            <text:p>62</text:p>
          </table:table-cell>
          <table:table-cell table:style-name="ce5" office:value-type="string">
            <text:p>To check first name control-Lower cas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Charan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number-columns-repeated="2" table:style-name="ce5" office:value-type="string">
            <text:p>Lower case must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6">
          <table:table-cell office:value-type="float" office:value="63">
            <text:p>63</text:p>
          </table:table-cell>
          <table:table-cell table:style-name="ce5" office:value-type="string">
            <text:p>To check first name control with "spaces"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Charan shiv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Space must allow in first name control</text:p>
          </table:table-cell>
          <table:table-cell table:style-name="ce5" office:value-type="string">
            <text:p>Space allowed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6">
          <table:table-cell office:value-type="float" office:value="64">
            <text:p>64</text:p>
          </table:table-cell>
          <table:table-cell table:style-name="ce6" office:value-type="string">
            <text:p>To check that <text:s/>first name alphanumeric value</text:p>
          </table:table-cell>
          <table:table-cell table:style-name="ce8" office:value-type="string">
            <text:p>Negative</text:p>
          </table:table-cell>
          <table:table-cell table:style-name="ce14" office:value-type="string">
            <text:p>asdfs3423</text:p>
          </table:table-cell>
          <table:table-cell table:style-name="ce14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17" office:value-type="string">
            <text:p>Alphanumeric should not allow</text:p>
          </table:table-cell>
          <table:table-cell table:style-name="ce17" office:value-type="string">
            <text:p>Alphanumeric not allowed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29">
          <table:table-cell office:value-type="float" office:value="65">
            <text:p>65</text:p>
          </table:table-cell>
          <table:table-cell table:style-name="ce7" office:value-type="string">
            <text:p>To check first name control -paste value</text:p>
          </table:table-cell>
          <table:table-cell office:value-type="string">
            <text:p>Positive</text:p>
          </table:table-cell>
          <table:table-cell table:style-name="ce15" office:value-type="string">
            <text:p>TESTING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Paste "TESTING"character in name control</text:p>
          </table:table-cell>
          <table:table-cell table:style-name="ce16" office:value-type="string">
            <text:p>It must allow to paste in name control</text:p>
          </table:table-cell>
          <table:table-cell table:style-name="ce16" office:value-type="string">
            <text:p>It <text:s/>allow to paste in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29">
          <table:table-cell office:value-type="float" office:value="66">
            <text:p>66</text:p>
          </table:table-cell>
          <table:table-cell table:style-name="ce6" office:value-type="string">
            <text:p>To check middle name control</text:p>
          </table:table-cell>
          <table:table-cell office:value-type="string">
            <text:p>Positive</text:p>
          </table:table-cell>
          <table:table-cell table:style-name="ce15" office:value-type="string">
            <text:p>TESTING</text:p>
          </table:table-cell>
          <table:table-cell table:style-name="ce15" office:value-type="float" office:value="1">
            <text:p>1</text:p>
          </table:table-cell>
          <table:table-cell table:style-name="ce17" office:value-type="string">
            <text:p>Enter "shiv"in middle name control</text:p>
          </table:table-cell>
          <table:table-cell table:style-name="ce16" office:value-type="string">
            <text:p>It must allow to paste in name control</text:p>
          </table:table-cell>
          <table:table-cell table:style-name="ce17" office:value-type="string">
            <text:p>Enterting characters <text:s/>visible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9">
          <table:table-cell office:value-type="float" office:value="67">
            <text:p>67</text:p>
          </table:table-cell>
          <table:table-cell office:value-type="string" table:number-columns-spanned="1" table:number-rows-spanned="2">
            <text:p>To check that middle name- Mandatory popup message </text:p>
          </table:table-cell>
          <table:table-cell table:style-name="ce8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table-cell office:value-type="float" office:value="68">
            <text:p>68</text:p>
          </table:table-cell>
          <table:covered-table-cell office:value-type="string">
            <text:p>To check that First name-Camel case</text:p>
          </table:covered-table-cell>
          <table:covered-table-cell table:style-name="ce8" office:value-type="string">
            <text:p>Negative</text:p>
          </table:covered-table-cell>
          <table:covered-table-cell office:value-type="string">
            <text:p>Abab</text:p>
          </table:covered-table-cell>
          <table:table-cell office:value-type="float" office:value="2">
            <text:p>2</text:p>
          </table:table-cell>
          <table:table-cell office:value-type="string">
            <text:p>Enter the value </text:p>
          </table:table-cell>
          <table:covered-table-cell office:value-type="string">
            <text:p>Camel case should allow</text:p>
          </table:covered-table-cell>
          <table:covered-table-cell office:value-type="string">
            <text:p>Camel case allowed</text:p>
          </table:covered-table-cell>
          <table:covered-table-cell table:number-columns-repeated="4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69">
            <text:p>69</text:p>
          </table:table-cell>
          <table:table-cell table:style-name="ce3" office:value-type="string">
            <text:p>To check that Middle name text field – Special Character</text:p>
          </table:table-cell>
          <table:table-cell table:style-name="ce8" office:value-type="string">
            <text:p>Negative</text:p>
          </table:table-cell>
          <table:table-cell table:style-name="ce12" office:value-type="string">
            <text:p>#$%^^&amp;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Special character should allow</text:p>
          </table:table-cell>
          <table:table-cell table:style-name="ce3" office:value-type="string">
            <text:p>Space <text:s/>allowed 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30">
          <table:table-cell office:value-type="float" office:value="70">
            <text:p>70</text:p>
          </table:table-cell>
          <table:table-cell office:value-type="string">
            <text:p>To check that <text:s/>Middle name <text:s/>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">
          <table:table-cell office:value-type="float" office:value="71">
            <text:p>71</text:p>
          </table:table-cell>
          <table:table-cell office:value-type="string">
            <text:p>To check that middle name text field -Highlighted</text:p>
          </table:table-cell>
          <table:table-cell table:style-name="ce9"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First name text field should Highlight</text:p>
          </table:table-cell>
          <table:table-cell office:value-type="string">
            <text:p>First name text field should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6">
          <table:table-cell office:value-type="float" office:value="72">
            <text:p>72</text:p>
          </table:table-cell>
          <table:table-cell table:style-name="ce5" office:value-type="string">
            <text:p>To check middle <text:s/>name control-Uppercas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SHIV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style-name="ce5" office:value-type="string">
            <text:p>Upper case must allow in first name control</text:p>
          </table:table-cell>
          <table:table-cell table:style-name="ce5" office:value-type="string">
            <text:p>Upper case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6">
          <table:table-cell office:value-type="float" office:value="73">
            <text:p>73</text:p>
          </table:table-cell>
          <table:table-cell table:style-name="ce5" office:value-type="string">
            <text:p>To check middle name control-Lower cas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Charan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number-columns-repeated="2" table:style-name="ce5" office:value-type="string">
            <text:p>Lower case must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16">
          <table:table-cell office:value-type="float" office:value="74">
            <text:p>74</text:p>
          </table:table-cell>
          <table:table-cell table:style-name="ce5" office:value-type="string">
            <text:p>To check middle name control-copy paste value</text:p>
          </table:table-cell>
          <table:table-cell table:style-name="ce9" office:value-type="string">
            <text:p>Positive</text:p>
          </table:table-cell>
          <table:table-cell table:style-name="ce13" office:value-type="string">
            <text:p>test test test test </text:p>
          </table:table-cell>
          <table:table-cell table:style-name="ce13" office:value-type="float" office:value="1">
            <text:p>1</text:p>
          </table:table-cell>
          <table:table-cell table:style-name="ce5" office:value-type="string">
            <text:p>NA</text:p>
          </table:table-cell>
          <table:table-cell table:number-columns-repeated="2" table:style-name="ce5" office:value-type="string">
            <text:p>Lower case must allow in fir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3" table:number-columns-repeated="993"/>
        </table:table-row>
        <table:table-row table:style-name="ro31">
          <table:table-cell office:value-type="float" office:value="75">
            <text:p>75</text:p>
          </table:table-cell>
          <table:table-cell table:style-name="ce6" office:value-type="string">
            <text:p>To check middle name control-character limit</text:p>
          </table:table-cell>
          <table:table-cell table:style-name="ce9" office:value-type="string">
            <text:p>Positive</text:p>
          </table:table-cell>
          <table:table-cell table:style-name="ce6" office:value-type="string">
            <text:p>qwertyu </text:p>
          </table:table-cell>
          <table:table-cell table:style-name="ce14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17" office:value-type="string">
            <text:p>It must allow to enter "tester tester tester tester tester" in middle name control</text:p>
          </table:table-cell>
          <table:table-cell table:style-name="ce17" office:value-type="string">
            <text:p>It <text:s/>allowed to enter "tester tester tester tester tester"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32">
          <table:table-cell office:value-type="float" office:value="76">
            <text:p>76</text:p>
          </table:table-cell>
          <table:table-cell office:value-type="string">
            <text:p>To check that Middle name -Camel case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8">
          <table:table-cell office:value-type="float" office:value="77">
            <text:p>77</text:p>
          </table:table-cell>
          <table:table-cell table:style-name="ce6" office:value-type="string">
            <text:p>To check middle name control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Testing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 "Testing"in last name control</text:p>
          </table:table-cell>
          <table:table-cell table:style-name="ce17" office:value-type="string">
            <text:p>Enterting characters must visible in last name control</text:p>
          </table:table-cell>
          <table:table-cell table:style-name="ce17" office:value-type="string">
            <text:p>Enterting characters <text:s/>visible in la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6">
          <table:table-cell office:value-type="float" office:value="78">
            <text:p>78</text:p>
          </table:table-cell>
          <table:table-cell table:style-name="ce6" office:value-type="string">
            <text:p>To check middle name control-Uppercase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CHARAN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"in last name control</text:p>
          </table:table-cell>
          <table:table-cell table:style-name="ce17" office:value-type="string">
            <text:p>Upper case must allow in middle name control</text:p>
          </table:table-cell>
          <table:table-cell table:style-name="ce17" office:value-type="string">
            <text:p>Upper case <text:s/>allowed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6">
          <table:table-cell office:value-type="float" office:value="79">
            <text:p>79</text:p>
          </table:table-cell>
          <table:table-cell table:style-name="ce6" office:value-type="string">
            <text:p>To check middle name control-Lowercase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cat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"cat"in middle name control</text:p>
          </table:table-cell>
          <table:table-cell table:style-name="ce17" office:value-type="string">
            <text:p>Lower case must allow in middle name control</text:p>
          </table:table-cell>
          <table:table-cell table:style-name="ce17" office:value-type="string">
            <text:p>Lower case allowed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8">
          <table:table-cell office:value-type="float" office:value="80">
            <text:p>80</text:p>
          </table:table-cell>
          <table:table-cell table:style-name="ce3" office:value-type="string">
            <text:p>To check that Last name text field -Numbers</text:p>
          </table:table-cell>
          <table:table-cell table:style-name="ce8" office:value-type="string">
            <text:p>Negative</text:p>
          </table:table-cell>
          <table:table-cell table:style-name="ce12" office:value-type="float" office:value="243543">
            <text:p>24354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umbers should not allow popup message should display</text:p>
          </table:table-cell>
          <table:table-cell table:style-name="ce3" office:value-type="string">
            <text:p>Numbers not allow popup message <text:s/>display</text:p>
          </table:table-cell>
          <table:table-cell table:number-columns-repeated="4" table:style-name="ce12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8">
          <table:table-cell office:value-type="float" office:value="81">
            <text:p>81</text:p>
          </table:table-cell>
          <table:table-cell table:style-name="ce6" office:value-type="string">
            <text:p>To check last name control-Uppercase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ABCD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 "ABCD"in last name control</text:p>
          </table:table-cell>
          <table:table-cell table:style-name="ce17" office:value-type="string">
            <text:p>Enterting characters must visible in last name control</text:p>
          </table:table-cell>
          <table:table-cell table:style-name="ce17" office:value-type="string">
            <text:p>Enterting characters <text:s/>visible in last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16">
          <table:table-cell office:value-type="float" office:value="82">
            <text:p>82</text:p>
          </table:table-cell>
          <table:table-cell table:style-name="ce6" office:value-type="string">
            <text:p>To check last name control-Lowercase</text:p>
          </table:table-cell>
          <table:table-cell table:style-name="ce9" office:value-type="string">
            <text:p>Positive</text:p>
          </table:table-cell>
          <table:table-cell table:style-name="ce14" office:value-type="string">
            <text:p>abcd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Enter"abcd"in last name control</text:p>
          </table:table-cell>
          <table:table-cell table:style-name="ce17" office:value-type="string">
            <text:p>Upper case must allow in middle name control</text:p>
          </table:table-cell>
          <table:table-cell table:style-name="ce17" office:value-type="string">
            <text:p>Upper case allow in middle name control</text:p>
          </table:table-cell>
          <table:table-cell table:number-columns-repeated="4" table:style-name="ce13" office:value-type="string">
            <text:p>NA</text:p>
          </table:table-cell>
          <table:table-cell table:style-name="ce20" office:value-type="string">
            <text:p>PASS</text:p>
          </table:table-cell>
          <table:table-cell table:number-columns-repeated="1011"/>
        </table:table-row>
        <table:table-row table:style-name="ro33">
          <table:table-cell office:value-type="float" office:value="83">
            <text:p>83</text:p>
          </table:table-cell>
          <table:table-cell office:value-type="string" table:number-columns-spanned="1" table:number-rows-spanned="2">
            <text:p>To check that Last name- Mandatory popup message </text:p>
          </table:table-cell>
          <table:table-cell table:style-name="ce8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oor no/building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table-cell office:value-type="float" office:value="84">
            <text:p>84</text:p>
          </table:table-cell>
          <table:covered-table-cell office:value-type="string">
            <text:p>To check that First name-Camel case</text:p>
          </table:covered-table-cell>
          <table:covered-table-cell table:style-name="ce8" office:value-type="string">
            <text:p>Negative</text:p>
          </table:covered-table-cell>
          <table:covered-table-cell office:value-type="string">
            <text:p>Abab</text:p>
          </table:covered-table-cell>
          <table:table-cell office:value-type="float" office:value="2">
            <text:p>2</text:p>
          </table:table-cell>
          <table:table-cell office:value-type="string">
            <text:p>Enter the value </text:p>
          </table:table-cell>
          <table:covered-table-cell office:value-type="string">
            <text:p>Camel case should allow</text:p>
          </table:covered-table-cell>
          <table:covered-table-cell office:value-type="string">
            <text:p>Camel case allowed</text:p>
          </table:covered-table-cell>
          <table:covered-table-cell table:number-columns-repeated="4" office:value-type="string">
            <text:p>NA</text:p>
          </table:covered-table-cell>
          <table:covered-table-cell office:value-type="string">
            <text:p>PASS</text:p>
          </table:covered-table-cell>
          <table:table-cell table:number-columns-repeated="1011"/>
        </table:table-row>
        <table:table-row table:style-name="ro8">
          <table:table-cell office:value-type="float" office:value="85">
            <text:p>85</text:p>
          </table:table-cell>
          <table:table-cell table:style-name="ce3" office:value-type="string">
            <text:p>To check that last name text field – Special Character</text:p>
          </table:table-cell>
          <table:table-cell table:style-name="ce8" office:value-type="string">
            <text:p>Negative</text:p>
          </table:table-cell>
          <table:table-cell table:style-name="ce12" office:value-type="string">
            <text:p>#$%^^&amp;*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Special character should allow</text:p>
          </table:table-cell>
          <table:table-cell table:style-name="ce3" office:value-type="string">
            <text:p>Space <text:s/>allowed </text:p>
          </table:table-cell>
          <table:table-cell table:number-columns-repeated="4" table:style-name="ce12" office:value-type="string">
            <text:p>NA</text:p>
          </table:table-cell>
          <table:table-cell table:style-name="ce9" office:value-type="string">
            <text:p>PASS</text:p>
          </table:table-cell>
          <table:table-cell table:number-columns-repeated="18"/>
          <table:table-cell table:style-name="ce22" table:number-columns-repeated="993"/>
        </table:table-row>
        <table:table-row table:style-name="ro20">
          <table:table-cell office:value-type="float" office:value="86">
            <text:p>86</text:p>
          </table:table-cell>
          <table:table-cell office:value-type="string">
            <text:p>To check that <text:s/>last name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">
          <table:table-cell office:value-type="float" office:value="87">
            <text:p>87</text:p>
          </table:table-cell>
          <table:table-cell office:value-type="string">
            <text:p>To check that Last name-Camel case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88">
            <text:p>88</text:p>
          </table:table-cell>
          <table:table-cell office:value-type="string">
            <text:p>To check that DOB text field-Placeholder</text:p>
          </table:table-cell>
          <table:table-cell office:value-type="string">
            <text:p>Positive</text:p>
          </table:table-cell>
          <table:table-cell office:value-type="string">
            <text:p>Abab</text:p>
          </table:table-cell>
          <table:table-cell table:number-columns-repeated="2" office:value-type="string">
            <text:p>NA</text:p>
          </table:table-cell>
          <table:table-cell office:value-type="string">
            <text:p>Camel case should allow</text:p>
          </table:table-cell>
          <table:table-cell office:value-type="string">
            <text:p>Camel cas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89">
            <text:p>89</text:p>
          </table:table-cell>
          <table:table-cell office:value-type="string">
            <text:p>To check that DOB text field-year</text:p>
          </table:table-cell>
          <table:table-cell table:style-name="ce11" office:value-type="string">
            <text:p>Negative</text:p>
          </table:table-cell>
          <table:table-cell office:value-type="float" office:value="20023">
            <text:p>20023</text:p>
          </table:table-cell>
          <table:table-cell office:value-type="float" office:value="1">
            <text:p>1</text:p>
          </table:table-cell>
          <table:table-cell office:value-type="string">
            <text:p>Enter the year in 5 digits </text:p>
          </table:table-cell>
          <table:table-cell office:value-type="string">
            <text:p>Year should not accept 5 digit in DOB</text:p>
          </table:table-cell>
          <table:table-cell office:value-type="string">
            <text:p>Year accepted as 5 digit in DOB</text:p>
          </table:table-cell>
          <table:table-cell table:number-columns-repeated="4" office:value-type="string">
            <text:p>NA</text:p>
          </table:table-cell>
          <table:table-cell table:style-name="ce11" office:value-type="string">
            <text:p>FAIL</text:p>
          </table:table-cell>
          <table:table-cell table:number-columns-repeated="1011"/>
        </table:table-row>
        <table:table-row table:style-name="ro34">
          <table:table-cell office:value-type="float" office:value="90">
            <text:p>90</text:p>
          </table:table-cell>
          <table:table-cell office:value-type="string">
            <text:p>To check that DOB text field-Forward the year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Forward arrow</text:p>
          </table:table-cell>
          <table:table-cell office:value-type="string">
            <text:p>Year should be forward </text:p>
          </table:table-cell>
          <table:table-cell office:value-type="string">
            <text:p>Year <text:s/>forward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91">
            <text:p>91</text:p>
          </table:table-cell>
          <table:table-cell office:value-type="string">
            <text:p>To check that DOB text field-Backward the year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Backward arrow</text:p>
          </table:table-cell>
          <table:table-cell office:value-type="string">
            <text:p>Year should be backward </text:p>
          </table:table-cell>
          <table:table-cell office:value-type="string">
            <text:p>Year <text:s/>backwar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92">
            <text:p>92</text:p>
          </table:table-cell>
          <table:table-cell office:value-type="string">
            <text:p>To check that DOB text field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</text:p>
          </table:table-cell>
          <table:table-cell office:value-type="string">
            <text:p>Text field <text:s/>should be <text:s/>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93">
            <text:p>93</text:p>
          </table:table-cell>
          <table:table-cell office:value-type="string">
            <text:p>To check that gender text field-drop down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gender text field</text:p>
          </table:table-cell>
          <table:table-cell office:value-type="string">
            <text:p>Text field <text:s/>should be <text:s/>drop down </text:p>
          </table:table-cell>
          <table:table-cell office:value-type="string">
            <text:p>Text field <text:s/>drop down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94" table:number-columns-spanned="1" table:number-rows-spanned="2">
            <text:p>94</text:p>
          </table:table-cell>
          <table:table-cell office:value-type="string" table:number-columns-spanned="1" table:number-rows-spanned="2">
            <text:p>To check that gender text field-drop down male 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gender text field</text:p>
          </table:table-cell>
          <table:table-cell office:value-type="string" table:number-columns-spanned="1" table:number-rows-spanned="2">
            <text:p>Text field <text:s/>should be <text:s/>drop down </text:p>
          </table:table-cell>
          <table:table-cell office:value-type="string" table:number-columns-spanned="1" table:number-rows-spanned="2">
            <text:p>Text field <text:s/>drop down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5">
          <table:covered-table-cell office:value-type="float" office:value="95">
            <text:p>95</text:p>
          </table:covered-table-cell>
          <table:covered-table-cell office:value-type="string">
            <text:p>To check that gender text field-drop down mal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<text:s/>drop down <text:s/>as male</text:p>
          </table:table-cell>
          <table:covered-table-cell office:value-type="string">
            <text:p>Text field <text:s/>should be <text:s/>drop down </text:p>
          </table:covered-table-cell>
          <table:covered-table-cell office:value-type="string">
            <text:p>Text field <text:s/>drop down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4">
          <table:table-cell office:value-type="float" office:value="95">
            <text:p>95</text:p>
          </table:table-cell>
          <table:table-cell office:value-type="string">
            <text:p>To check that gender text field-drop down male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gender text field</text:p>
          </table:table-cell>
          <table:table-cell table:number-columns-repeated="4" office:value-type="string">
            <text:p>NA</text:p>
          </table:table-cell>
          <table:table-cell office:value-type="string">
            <text:p>Male should be load from system define table <text:s/>displayed in Text field</text:p>
          </table:table-cell>
          <table:table-cell office:value-type="string">
            <text:p>Male should be loaded from system define table displayed in Text fiel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96">
            <text:p>96</text:p>
          </table:table-cell>
          <table:table-cell office:value-type="string">
            <text:p>To check that gender text field-drop down female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gender text field</text:p>
          </table:table-cell>
          <table:table-cell table:number-columns-repeated="4" office:value-type="string">
            <text:p>NA</text:p>
          </table:table-cell>
          <table:table-cell office:value-type="string">
            <text:p>Female should be loaded from system define table display in Text field </text:p>
          </table:table-cell>
          <table:table-cell office:value-type="string">
            <text:p>Female loaded from system define table displayed in Text fiel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97">
            <text:p>97</text:p>
          </table:table-cell>
          <table:table-cell office:value-type="string">
            <text:p>To check that gender text field-drop down Transgender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gender text field</text:p>
          </table:table-cell>
          <table:table-cell table:number-columns-repeated="4" office:value-type="string">
            <text:p>NA</text:p>
          </table:table-cell>
          <table:table-cell office:value-type="string">
            <text:p>Transgender should be loaded from system define display.</text:p>
          </table:table-cell>
          <table:table-cell office:value-type="string">
            <text:p>Transgender loaded from system define <text:s/>displayed 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98">
            <text:p>98</text:p>
          </table:table-cell>
          <table:table-cell office:value-type="string">
            <text:p>To check that gender text field male drop down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lace the mouse on <text:s/>male</text:p>
          </table:table-cell>
          <table:table-cell office:value-type="string">
            <text:p>Male should be Highlight</text:p>
          </table:table-cell>
          <table:table-cell office:value-type="string">
            <text:p>Male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99">
            <text:p>99</text:p>
          </table:table-cell>
          <table:table-cell office:value-type="string">
            <text:p>To check that gender text field Female drop down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lace the mouse on <text:s/>Female</text:p>
          </table:table-cell>
          <table:table-cell office:value-type="string">
            <text:p>Female should be Highlight</text:p>
          </table:table-cell>
          <table:table-cell office:value-type="string">
            <text:p>Female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100">
            <text:p>100</text:p>
          </table:table-cell>
          <table:table-cell office:value-type="string">
            <text:p>To check that gender text field Transgender drop down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lace the mouse on <text:s/>Transgender</text:p>
          </table:table-cell>
          <table:table-cell office:value-type="string">
            <text:p>Transgender should be Highlight</text:p>
          </table:table-cell>
          <table:table-cell office:value-type="string">
            <text:p>Transgender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101">
            <text:p>101</text:p>
          </table:table-cell>
          <table:table-cell office:value-type="string">
            <text:p>To check that gender text field Fields marked *are mandatory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Gender text field should be Fields marked *are mandatory</text:p>
          </table:table-cell>
          <table:table-cell office:value-type="string">
            <text:p>Gender text field Fields marked *are mandatory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102">
            <text:p>102</text:p>
          </table:table-cell>
          <table:table-cell office:value-type="string">
            <text:p>To check that State text field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</text:p>
          </table:table-cell>
          <table:table-cell office:value-type="string">
            <text:p>Text field <text:s/>should be <text:s/>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103" table:number-columns-spanned="1" table:number-rows-spanned="2">
            <text:p>103</text:p>
          </table:table-cell>
          <table:table-cell office:value-type="string" table:number-columns-spanned="1" table:number-rows-spanned="2">
            <text:p>To check that State text box field-Auto suggest <text:s/>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</text:p>
          </table:table-cell>
          <table:table-cell office:value-type="string" table:number-columns-spanned="1" table:number-rows-spanned="2">
            <text:p>Text field <text:s/>should be <text:s/>highlight</text:p>
          </table:table-cell>
          <table:table-cell office:value-type="string" table:number-columns-spanned="1" table:number-rows-spanned="2">
            <text:p>Text field <text:s/>highlight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6">
          <table:covered-table-cell office:value-type="float" office:value="104">
            <text:p>104</text:p>
          </table:covered-table-cell>
          <table:covered-table-cell office:value-type="string">
            <text:p>To check that State text box field-Auto suggest <text:s/>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Enter the value as ta</text:p>
          </table:table-cell>
          <table:covered-table-cell office:value-type="string">
            <text:p>Text field <text:s/>should be <text:s/>highlight</text:p>
          </table:covered-table-cell>
          <table:covered-table-cell office:value-type="string">
            <text:p>Text field <text:s/>highlight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4">
          <table:table-cell office:value-type="float" office:value="104" table:number-columns-spanned="1" table:number-rows-spanned="2">
            <text:p>104</text:p>
          </table:table-cell>
          <table:table-cell office:value-type="string" table:number-columns-spanned="1" table:number-rows-spanned="2">
            <text:p>To check that State text box field-Auto suggest <text:s/>Highlighted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 field</text:p>
          </table:table-cell>
          <table:table-cell office:value-type="string" table:number-columns-spanned="1" table:number-rows-spanned="2">
            <text:p>Auto suggest should be Highlight</text:p>
          </table:table-cell>
          <table:table-cell office:value-type="string" table:number-columns-spanned="1" table:number-rows-spanned="2">
            <text:p>Auto suggest Highlight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6">
          <table:covered-table-cell office:value-type="float" office:value="105">
            <text:p>105</text:p>
          </table:covered-table-cell>
          <table:covered-table-cell office:value-type="string">
            <text:p>To check that State text box field-Auto suggest <text:s/>Highlighted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Enter the value as ta</text:p>
          </table:table-cell>
          <table:covered-table-cell office:value-type="string">
            <text:p>Auto suggest should be Highlight</text:p>
          </table:covered-table-cell>
          <table:covered-table-cell office:value-type="string">
            <text:p>Auto suggest Highlight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27">
          <table:table-cell office:value-type="float" office:value="105">
            <text:p>105</text:p>
          </table:table-cell>
          <table:table-cell office:value-type="string">
            <text:p>To check that <text:s/>State 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106" table:number-columns-spanned="1" table:number-rows-spanned="2">
            <text:p>106</text:p>
          </table:table-cell>
          <table:table-cell office:value-type="string" table:number-columns-spanned="1" table:number-rows-spanned="2">
            <text:p>To check that State text box field-space 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field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7">
          <table:covered-table-cell office:value-type="float" office:value="107">
            <text:p>107</text:p>
          </table:covered-table-cell>
          <table:covered-table-cell office:value-type="string">
            <text:p>To check that State text box field-space </text:p>
          </table:covered-table-cell>
          <table:covered-table-cell table:style-name="ce11"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enter the value with leave space</text:p>
          </table:table-cell>
          <table:covered-table-cell office:value-type="string">
            <text:p>Auto suggest no found <text:s/>should be display</text:p>
          </table:covered-table-cell>
          <table:covered-table-cell office:value-type="string">
            <text:p>Gender text field Fields marked *are mandatory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8">
          <table:table-cell office:value-type="float" office:value="107" table:number-columns-spanned="1" table:number-rows-spanned="2">
            <text:p>107</text:p>
          </table:table-cell>
          <table:table-cell office:value-type="string" table:number-columns-spanned="1" table:number-rows-spanned="2">
            <text:p>To check that State text box field-Special character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&amp;^$#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6">
          <table:covered-table-cell office:value-type="float" office:value="108">
            <text:p>108</text:p>
          </table:covered-table-cell>
          <table:covered-table-cell office:value-type="string">
            <text:p>To check that State text box field-Special character</text:p>
          </table:covered-table-cell>
          <table:covered-table-cell table:style-name="ce11" office:value-type="string">
            <text:p>Negative</text:p>
          </table:covered-table-cell>
          <table:covered-table-cell office:value-type="string">
            <text:p>&amp;^$#</text:p>
          </table:covered-table-cell>
          <table:table-cell office:value-type="float" office:value="2">
            <text:p>2</text:p>
          </table:table-cell>
          <table:table-cell office:value-type="string">
            <text:p>Enter the values</text:p>
          </table:table-cell>
          <table:covered-table-cell office:value-type="string">
            <text:p>Auto suggest no found <text:s/>should be display</text:p>
          </table:covered-table-cell>
          <table:covered-table-cell office:value-type="string">
            <text:p>Auto suggest no found <text:s/>display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9">
          <table:table-cell office:value-type="float" office:value="108" table:number-columns-spanned="1" table:number-rows-spanned="2">
            <text:p>108</text:p>
          </table:table-cell>
          <table:table-cell office:value-type="string" table:number-columns-spanned="1" table:number-rows-spanned="2">
            <text:p>To check that State text box field-Numbers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float" office:value="1234" table:number-columns-spanned="1" table:number-rows-spanned="2">
            <text:p>1234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6">
          <table:covered-table-cell office:value-type="float" office:value="67">
            <text:p>67</text:p>
          </table:covered-table-cell>
          <table:covered-table-cell office:value-type="string">
            <text:p>To check that State text box field-Auto suggest highlighted </text:p>
          </table:covered-table-cell>
          <table:covered-table-cell table:style-name="ce11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Enter the values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0">
          <table:table-cell office:value-type="float" office:value="109" table:number-columns-spanned="1" table:number-rows-spanned="2">
            <text:p>109</text:p>
          </table:table-cell>
          <table:table-cell office:value-type="string" table:number-columns-spanned="1" table:number-rows-spanned="2">
            <text:p>To check that State text Mandatory popup message 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State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1">
          <table:covered-table-cell office:value-type="float" office:value="55">
            <text:p>55</text:p>
          </table:covered-table-cell>
          <table:covered-table-cell/>
          <table:covered-table-cell table:style-name="ce11" office:value-type="string">
            <text:p>Negative</text:p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Click the enter <text:s text:c="2"/></text:p>
          </table:table-cell>
          <table:covered-table-cell office:value-type="string">
            <text:p>Mandatory popup message should display</text:p>
          </table:covered-table-cell>
          <table:covered-table-cell office:value-type="string">
            <text:p>Mandatory popup message <text:s/>displayed</text:p>
          </table:covered-table-cell>
          <table:covered-table-cell table:number-columns-repeated="4"/>
          <table:covered-table-cell table:style-name="ce4"/>
          <table:table-cell table:number-columns-repeated="1011"/>
        </table:table-row>
        <table:table-row table:style-name="ro41">
          <table:table-cell office:value-type="float" office:value="110">
            <text:p>110</text:p>
          </table:table-cell>
          <table:table-cell office:value-type="string">
            <text:p>To check that State text-Fields marked *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7">
          <table:table-cell office:value-type="float" office:value="111">
            <text:p>111</text:p>
          </table:table-cell>
          <table:table-cell office:value-type="string">
            <text:p>To check that State empty field</text:p>
          </table:table-cell>
          <table:table-cell table:style-name="ce11" office:value-type="string">
            <text:p>Negative</text:p>
          </table:table-cell>
          <table:table-cell table:number-columns-repeated="3" office:value-type="string">
            <text:p>NA</text:p>
          </table:table-cell>
          <table:table-cell office:value-type="string">
            <text:p>Validation message State is required should be display.</text:p>
          </table:table-cell>
          <table:table-cell office:value-type="string">
            <text:p>Validation message State is required <text:s/>displayed.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2">
          <table:table-cell office:value-type="float" office:value="112">
            <text:p>112</text:p>
          </table:table-cell>
          <table:table-cell office:value-type="string">
            <text:p>To check that State-Auto suggest as Uppercase</text:p>
          </table:table-cell>
          <table:table-cell office:value-type="string">
            <text:p>Positive</text:p>
          </table:table-cell>
          <table:table-cell office:value-type="string">
            <text:p>TAMIL</text:p>
          </table:table-cell>
          <table:table-cell table:number-columns-repeated="6" office:value-type="string">
            <text:p>NA</text:p>
          </table:table-cell>
          <table:table-cell office:value-type="string">
            <text:p>Auto suggest TAMIL NADU <text:s/>should be load from system table <text:s/>display</text:p>
          </table:table-cell>
          <table:table-cell office:value-type="string">
            <text:p>Auto suggest TAMIL NADU loaded from system table display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0">
          <table:table-cell office:value-type="float" office:value="113">
            <text:p>113</text:p>
          </table:table-cell>
          <table:table-cell office:value-type="string">
            <text:p>To check that State-Auto suggest as Lowercase</text:p>
          </table:table-cell>
          <table:table-cell office:value-type="string">
            <text:p>Positive</text:p>
          </table:table-cell>
          <table:table-cell office:value-type="string">
            <text:p>ker</text:p>
          </table:table-cell>
          <table:table-cell table:number-columns-repeated="6" office:value-type="string">
            <text:p>NA</text:p>
          </table:table-cell>
          <table:table-cell office:value-type="string">
            <text:p>Auto suggest KERALA <text:s/>should be <text:s/>load from system define <text:s/>display</text:p>
          </table:table-cell>
          <table:table-cell office:value-type="string">
            <text:p>Auto suggest KERALA loaded from system define display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1">
          <table:table-cell office:value-type="float" office:value="114">
            <text:p>114</text:p>
          </table:table-cell>
          <table:table-cell office:value-type="string">
            <text:p>To check that State-Auto suggest as Emoji</text:p>
          </table:table-cell>
          <table:table-cell table:style-name="ce11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1">
          <table:table-cell office:value-type="float" office:value="115">
            <text:p>115</text:p>
          </table:table-cell>
          <table:table-cell office:value-type="string">
            <text:p>To check that State-Alpha numeric </text:p>
          </table:table-cell>
          <table:table-cell table:style-name="ce11" office:value-type="string">
            <text:p>Negative</text:p>
          </table:table-cell>
          <table:table-cell office:value-type="string">
            <text:p>12CD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7">
          <table:table-cell office:value-type="float" office:value="116">
            <text:p>116</text:p>
          </table:table-cell>
          <table:table-cell office:value-type="string">
            <text:p>To check that State-Auto suggest as country name</text:p>
          </table:table-cell>
          <table:table-cell table:style-name="ce11" office:value-type="string">
            <text:p>Negative</text:p>
          </table:table-cell>
          <table:table-cell office:value-type="string">
            <text:p>INDIA</text:p>
          </table:table-cell>
          <table:table-cell table:number-columns-repeated="2" office:value-type="string">
            <text:p>NA</text:p>
          </table:table-cell>
          <table:table-cell office:value-type="string">
            <text:p>Auto suggest no found Should be display</text:p>
          </table:table-cell>
          <table:table-cell office:value-type="string">
            <text:p>Auto suggest no found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4">
          <table:table-cell office:value-type="float" office:value="117" table:number-columns-spanned="1" table:number-rows-spanned="2">
            <text:p>117</text:p>
          </table:table-cell>
          <table:table-cell office:value-type="string" table:number-columns-spanned="1" table:number-rows-spanned="2">
            <text:p>To check that village/town box field-space 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textfield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7">
          <table:covered-table-cell office:value-type="float" office:value="118">
            <text:p>118</text:p>
          </table:covered-table-cell>
          <table:covered-table-cell office:value-type="string">
            <text:p>To check that State text box field-space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enter the value with leave space</text:p>
          </table:table-cell>
          <table:covered-table-cell office:value-type="string">
            <text:p>Auto suggest no found <text:s/>should be display</text:p>
          </table:covered-table-cell>
          <table:covered-table-cell office:value-type="string">
            <text:p>Gender text field Fields marked *are mandatory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8">
          <table:table-cell office:value-type="float" office:value="119" table:number-columns-spanned="1" table:number-rows-spanned="2">
            <text:p>119</text:p>
          </table:table-cell>
          <table:table-cell office:value-type="string" table:number-columns-spanned="1" table:number-rows-spanned="2">
            <text:p>To check that village/town box field-Special character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&amp;^$#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36">
          <table:covered-table-cell office:value-type="float" office:value="120">
            <text:p>120</text:p>
          </table:covered-table-cell>
          <table:covered-table-cell office:value-type="string">
            <text:p>To check that State text box field-Special character</text:p>
          </table:covered-table-cell>
          <table:covered-table-cell table:style-name="ce11" office:value-type="string">
            <text:p>Negative</text:p>
          </table:covered-table-cell>
          <table:covered-table-cell office:value-type="string">
            <text:p>&amp;^$#</text:p>
          </table:covered-table-cell>
          <table:table-cell office:value-type="float" office:value="2">
            <text:p>2</text:p>
          </table:table-cell>
          <table:table-cell office:value-type="string">
            <text:p>Enter the values</text:p>
          </table:table-cell>
          <table:covered-table-cell office:value-type="string">
            <text:p>Auto suggest no found <text:s/>should be display</text:p>
          </table:covered-table-cell>
          <table:covered-table-cell office:value-type="string">
            <text:p>Auto suggest no found <text:s/>display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39">
          <table:table-cell office:value-type="float" office:value="121">
            <text:p>121</text:p>
          </table:table-cell>
          <table:table-cell office:value-type="string" table:number-columns-spanned="1" table:number-rows-spanned="2">
            <text:p>To check that village/town text box field-Numbers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float" office:value="1234" table:number-columns-spanned="1" table:number-rows-spanned="2">
            <text:p>1234</text:p>
          </table:table-cell>
          <table:table-cell office:value-type="float" office:value="1">
            <text:p>1</text:p>
          </table:table-cell>
          <table:table-cell office:value-type="string">
            <text:p>Click the text field box </text:p>
          </table:table-cell>
          <table:table-cell office:value-type="string" table:number-columns-spanned="1" table:number-rows-spanned="2">
            <text:p>Auto suggest no found <text:s/>should be display</text:p>
          </table:table-cell>
          <table:table-cell office:value-type="string" table:number-columns-spanned="1" table:number-rows-spanned="2">
            <text:p>Auto suggest no found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7">
          <table:table-cell office:value-type="float" office:value="122">
            <text:p>122</text:p>
          </table:table-cell>
          <table:covered-table-cell office:value-type="string">
            <text:p>To check that State text box field-Auto suggest highlighted </text:p>
          </table:covered-table-cell>
          <table:covered-table-cell table:style-name="ce11" office:value-type="string">
            <text:p>Negative</text:p>
          </table:covered-table-cell>
          <table:covered-table-cell office:value-type="string">
            <text:p><text:s text:c="2"/>kerala</text:p>
          </table:covered-table-cell>
          <table:table-cell office:value-type="float" office:value="2">
            <text:p>2</text:p>
          </table:table-cell>
          <table:table-cell office:value-type="string">
            <text:p>Enter the values</text:p>
          </table:table-cell>
          <table:covered-table-cell office:value-type="string">
            <text:p>Auto suggest should be Highlighted</text:p>
          </table:covered-table-cell>
          <table:covered-table-cell office:value-type="string">
            <text:p>Dot character not allowed</text:p>
          </table:covered-table-cell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43">
          <table:table-cell office:value-type="float" office:value="123">
            <text:p>123</text:p>
          </table:table-cell>
          <table:table-cell office:value-type="string" table:number-columns-spanned="1" table:number-rows-spanned="2">
            <text:p>To check that village/town text Mandatory popup message 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State text field empty</text:p>
          </table:table-cell>
          <table:table-cell office:value-type="string" table:number-columns-spanned="1" table:number-rows-spanned="2">
            <text:p>Mandatory popup message should display</text:p>
          </table:table-cell>
          <table:table-cell office:value-type="string" table:number-columns-spanned="1" table:number-rows-spanned="2">
            <text:p>Mandatory popup message <text:s/>display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18">
          <table:table-cell office:value-type="float" office:value="124">
            <text:p>124</text:p>
          </table:table-cell>
          <table:covered-table-cell/>
          <table:covered-table-cell table:style-name="ce11" office:value-type="string">
            <text:p>Negative</text:p>
          </table:covered-table-cell>
          <table:covered-table-cell/>
          <table:table-cell office:value-type="float" office:value="2">
            <text:p>2</text:p>
          </table:table-cell>
          <table:table-cell office:value-type="string">
            <text:p>Click the enter <text:s text:c="2"/></text:p>
          </table:table-cell>
          <table:covered-table-cell office:value-type="string">
            <text:p>Mandatory popup message should display</text:p>
          </table:covered-table-cell>
          <table:covered-table-cell office:value-type="string">
            <text:p>Mandatory popup message <text:s/>displayed</text:p>
          </table:covered-table-cell>
          <table:covered-table-cell table:number-columns-repeated="4"/>
          <table:covered-table-cell table:style-name="ce4"/>
          <table:table-cell table:number-columns-repeated="1011"/>
        </table:table-row>
        <table:table-row table:style-name="ro44">
          <table:table-cell office:value-type="float" office:value="125">
            <text:p>125</text:p>
          </table:table-cell>
          <table:table-cell office:value-type="string">
            <text:p>To check that village/town text-Fields marked *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8">
          <table:table-cell office:value-type="float" office:value="126">
            <text:p>126</text:p>
          </table:table-cell>
          <table:table-cell office:value-type="string">
            <text:p>To check that village/town empty field</text:p>
          </table:table-cell>
          <table:table-cell table:style-name="ce11" office:value-type="string">
            <text:p>Negative</text:p>
          </table:table-cell>
          <table:table-cell table:number-columns-repeated="3" office:value-type="string">
            <text:p>NA</text:p>
          </table:table-cell>
          <table:table-cell office:value-type="string">
            <text:p>Validation message State is required should be display.</text:p>
          </table:table-cell>
          <table:table-cell office:value-type="string">
            <text:p>Validation message State is required <text:s/>displayed.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5">
          <table:table-cell office:value-type="float" office:value="127">
            <text:p>127</text:p>
          </table:table-cell>
          <table:table-cell office:value-type="string">
            <text:p>To check that village/town- Uppercase</text:p>
          </table:table-cell>
          <table:table-cell office:value-type="string">
            <text:p>Positive</text:p>
          </table:table-cell>
          <table:table-cell office:value-type="string">
            <text:p>TAMIL</text:p>
          </table:table-cell>
          <table:table-cell table:number-columns-repeated="6" office:value-type="string">
            <text:p>NA</text:p>
          </table:table-cell>
          <table:table-cell office:value-type="string">
            <text:p>Auto suggest TAMIL NADU <text:s/>should be load from system table should be display</text:p>
          </table:table-cell>
          <table:table-cell office:value-type="string">
            <text:p>Auto suggest TAMIL NADU load from system table <text:s/>display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9">
          <table:table-cell office:value-type="float" office:value="128">
            <text:p>128</text:p>
          </table:table-cell>
          <table:table-cell office:value-type="string">
            <text:p>To check that village/town- Lowercase</text:p>
          </table:table-cell>
          <table:table-cell office:value-type="string">
            <text:p>Positive</text:p>
          </table:table-cell>
          <table:table-cell office:value-type="string">
            <text:p>ker</text:p>
          </table:table-cell>
          <table:table-cell table:number-columns-repeated="6" office:value-type="string">
            <text:p>NA</text:p>
          </table:table-cell>
          <table:table-cell office:value-type="string">
            <text:p>Auto suggest KERALA <text:s/>should be load from system table should be display</text:p>
          </table:table-cell>
          <table:table-cell office:value-type="string">
            <text:p>Auto suggest KERALA loaded from system table should be display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6">
          <table:table-cell office:value-type="float" office:value="129">
            <text:p>129</text:p>
          </table:table-cell>
          <table:table-cell office:value-type="string">
            <text:p>To check that village/town- Emoji</text:p>
          </table:table-cell>
          <table:table-cell table:style-name="ce11" office:value-type="string">
            <text:p>Negative</text:p>
          </table:table-cell>
          <table:table-cell office:value-type="string">
            <text:p>:-)</text:p>
          </table:table-cell>
          <table:table-cell table:number-columns-repeated="2" office:value-type="string">
            <text:p>NA</text:p>
          </table:table-cell>
          <table:table-cell office:value-type="string">
            <text:p>Emoji should not allowed</text:p>
          </table:table-cell>
          <table:table-cell office:value-type="string">
            <text:p>Emojis not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8">
          <table:table-cell office:value-type="float" office:value="130">
            <text:p>130</text:p>
          </table:table-cell>
          <table:table-cell office:value-type="string">
            <text:p>To check that village/town-Alpha numeric </text:p>
          </table:table-cell>
          <table:table-cell table:style-name="ce11" office:value-type="string">
            <text:p>Negative</text:p>
          </table:table-cell>
          <table:table-cell office:value-type="string">
            <text:p>12CD</text:p>
          </table:table-cell>
          <table:table-cell table:number-columns-repeated="2" office:value-type="string">
            <text:p>NA</text:p>
          </table:table-cell>
          <table:table-cell office:value-type="string">
            <text:p>Alpha numeric should not accept</text:p>
          </table:table-cell>
          <table:table-cell office:value-type="string">
            <text:p>Alpha numeric not accep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7">
          <table:table-cell office:value-type="float" office:value="131">
            <text:p>131</text:p>
          </table:table-cell>
          <table:table-cell office:value-type="string">
            <text:p>To check that Qualification text field-Highlighted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Text field should be 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8">
          <table:table-cell office:value-type="float" office:value="132">
            <text:p>132</text:p>
          </table:table-cell>
          <table:table-cell office:value-type="string">
            <text:p>To check that Qualification text field-drop down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rop down </text:p>
          </table:table-cell>
          <table:table-cell office:value-type="string">
            <text:p>Drop down item should be display</text:p>
          </table:table-cell>
          <table:table-cell office:value-type="string">
            <text:p>Drop down item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7">
          <table:table-cell office:value-type="float" office:value="133">
            <text:p>133</text:p>
          </table:table-cell>
          <table:table-cell office:value-type="string">
            <text:p>To check that Qualification text field-drop down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lace the mouse on drop down item</text:p>
          </table:table-cell>
          <table:table-cell office:value-type="string">
            <text:p>Drop down item should <text:s/>be highlight</text:p>
          </table:table-cell>
          <table:table-cell office:value-type="string">
            <text:p>Drop down item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9">
          <table:table-cell office:value-type="float" office:value="134">
            <text:p>134</text:p>
          </table:table-cell>
          <table:table-cell office:value-type="string">
            <text:p>To check that Qualification text field-drop down </text:p>
          </table:table-cell>
          <table:table-cell office:value-type="string">
            <text:p>Positive</text:p>
          </table:table-cell>
          <table:table-cell office:value-type="string">
            <text:p>SSLC</text:p>
          </table:table-cell>
          <table:table-cell office:value-type="float" office:value="1">
            <text:p>1</text:p>
          </table:table-cell>
          <table:table-cell office:value-type="string">
            <text:p>Click the SSLC in Drop down</text:p>
          </table:table-cell>
          <table:table-cell table:number-columns-repeated="4" office:value-type="string">
            <text:p>NA</text:p>
          </table:table-cell>
          <table:table-cell office:value-type="string">
            <text:p>Drop down SSLC item should display</text:p>
          </table:table-cell>
          <table:table-cell office:value-type="string">
            <text:p>Drop down SSLC item display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0">
          <table:table-cell office:value-type="float" office:value="135">
            <text:p>135</text:p>
          </table:table-cell>
          <table:table-cell office:value-type="string">
            <text:p>To check that Qualification text field-drop down Others </text:p>
          </table:table-cell>
          <table:table-cell office:value-type="string">
            <text:p>Positive</text:p>
          </table:table-cell>
          <table:table-cell office:value-type="string">
            <text:p>Others</text:p>
          </table:table-cell>
          <table:table-cell office:value-type="float" office:value="1">
            <text:p>1</text:p>
          </table:table-cell>
          <table:table-cell office:value-type="string">
            <text:p>Click the Others in Drop down</text:p>
          </table:table-cell>
          <table:table-cell table:number-columns-repeated="4" office:value-type="string">
            <text:p>NA</text:p>
          </table:table-cell>
          <table:table-cell office:value-type="string">
            <text:p>Others text field should load from <text:s/>system define table <text:s/>enabled</text:p>
          </table:table-cell>
          <table:table-cell office:value-type="string">
            <text:p>Others text field loaded from system define table enabl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1">
          <table:table-cell office:value-type="float" office:value="136">
            <text:p>136</text:p>
          </table:table-cell>
          <table:table-cell office:value-type="string">
            <text:p>To check that Qualification text field-drop down Fields marked* 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Fields marked * should be display in text </text:p>
          </table:table-cell>
          <table:table-cell office:value-type="string">
            <text:p>Fields marked * displayed in text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2">
          <table:table-cell office:value-type="float" office:value="137">
            <text:p>137</text:p>
          </table:table-cell>
          <table:table-cell office:value-type="string">
            <text:p>To check that Other Qualification text field- Highlighted 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Other qualification text field should be Highlight</text:p>
          </table:table-cell>
          <table:table-cell office:value-type="string">
            <text:p>Other qualification text field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3">
          <table:table-cell office:value-type="float" office:value="138">
            <text:p>138</text:p>
          </table:table-cell>
          <table:table-cell office:value-type="string">
            <text:p>To check that Other Qualification text field- Alpha numeric</text:p>
          </table:table-cell>
          <table:table-cell office:value-type="string">
            <text:p>Positive</text:p>
          </table:table-cell>
          <table:table-cell office:value-type="string">
            <text:p>As1234</text:p>
          </table:table-cell>
          <table:table-cell table:number-columns-repeated="2" office:value-type="string">
            <text:p>NA</text:p>
          </table:table-cell>
          <table:table-cell table:number-columns-repeated="2" office:value-type="string">
            <text:p>Alpha numeric should allow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4">
          <table:table-cell office:value-type="float" office:value="139">
            <text:p>139</text:p>
          </table:table-cell>
          <table:table-cell office:value-type="string">
            <text:p>To check that Other Qualification text field- Special Characters</text:p>
          </table:table-cell>
          <table:table-cell office:value-type="string">
            <text:p>Positive</text:p>
          </table:table-cell>
          <table:table-cell office:value-type="string">
            <text:p>#$*&amp;^%</text:p>
          </table:table-cell>
          <table:table-cell table:number-columns-repeated="2" office:value-type="string">
            <text:p>NA</text:p>
          </table:table-cell>
          <table:table-cell office:value-type="string">
            <text:p>Special Characters should allow</text:p>
          </table:table-cell>
          <table:table-cell office:value-type="string">
            <text:p>Special character not allow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5">
          <table:table-cell office:value-type="float" office:value="140">
            <text:p>140</text:p>
          </table:table-cell>
          <table:table-cell office:value-type="string">
            <text:p>To check that Designation text field-Highlighted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Text field should be 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6">
          <table:table-cell office:value-type="float" office:value="141">
            <text:p>141</text:p>
          </table:table-cell>
          <table:table-cell office:value-type="string">
            <text:p>To check that Designation text field-drop down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rop down </text:p>
          </table:table-cell>
          <table:table-cell office:value-type="string">
            <text:p>Drop down item should be display</text:p>
          </table:table-cell>
          <table:table-cell office:value-type="string">
            <text:p>Drop down item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7">
          <table:table-cell office:value-type="float" office:value="142">
            <text:p>142</text:p>
          </table:table-cell>
          <table:table-cell office:value-type="string">
            <text:p>To check that Designation text field-drop down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lace the mouse on drop down item</text:p>
          </table:table-cell>
          <table:table-cell office:value-type="string">
            <text:p>Drop down item should <text:s/>be highlight</text:p>
          </table:table-cell>
          <table:table-cell office:value-type="string">
            <text:p>Drop down item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8">
          <table:table-cell office:value-type="float" office:value="143">
            <text:p>143</text:p>
          </table:table-cell>
          <table:table-cell office:value-type="string">
            <text:p>To check that Designation text field-drop down </text:p>
          </table:table-cell>
          <table:table-cell office:value-type="string">
            <text:p>Positive</text:p>
          </table:table-cell>
          <table:table-cell office:value-type="string">
            <text:p>SSLC</text:p>
          </table:table-cell>
          <table:table-cell office:value-type="float" office:value="1">
            <text:p>1</text:p>
          </table:table-cell>
          <table:table-cell office:value-type="string">
            <text:p>Click the SSLC in Drop down</text:p>
          </table:table-cell>
          <table:table-cell table:number-columns-repeated="4" office:value-type="string">
            <text:p>NA</text:p>
          </table:table-cell>
          <table:table-cell office:value-type="string">
            <text:p>Drop down Service engineer item should be load from system define table</text:p>
          </table:table-cell>
          <table:table-cell office:value-type="string">
            <text:p>Drop down Service engineer item loaded from system define table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To check that Designation text field-drop down Others Designation </text:p>
          </table:table-cell>
          <table:table-cell office:value-type="string">
            <text:p>Positive</text:p>
          </table:table-cell>
          <table:table-cell office:value-type="string">
            <text:p>Others</text:p>
          </table:table-cell>
          <table:table-cell office:value-type="float" office:value="1">
            <text:p>1</text:p>
          </table:table-cell>
          <table:table-cell office:value-type="string">
            <text:p>Click the Others in Drop down</text:p>
          </table:table-cell>
          <table:table-cell table:number-columns-repeated="4" office:value-type="string">
            <text:p>NA</text:p>
          </table:table-cell>
          <table:table-cell office:value-type="string">
            <text:p>Others Designation text field should load from system define table and it should <text:s/>enabled</text:p>
          </table:table-cell>
          <table:table-cell office:value-type="string">
            <text:p>Others Designation text field <text:s/>loaded from system define table and it enabl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8">
          <table:table-cell office:value-type="float" office:value="145">
            <text:p>145</text:p>
          </table:table-cell>
          <table:table-cell office:value-type="string">
            <text:p>To check that Nature of work text field-Highlighted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Text field should be 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To check that Nature of work text field-drop down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drop down </text:p>
          </table:table-cell>
          <table:table-cell office:value-type="string">
            <text:p>Drop down item should be display</text:p>
          </table:table-cell>
          <table:table-cell office:value-type="string">
            <text:p>Drop down item <text:s/>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3">
          <table:table-cell office:value-type="float" office:value="147">
            <text:p>147</text:p>
          </table:table-cell>
          <table:table-cell office:value-type="string">
            <text:p>To check that Nature of work text field-drop down item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lace the mouse on drop down item</text:p>
          </table:table-cell>
          <table:table-cell office:value-type="string">
            <text:p>Drop down item should <text:s/>be highlight</text:p>
          </table:table-cell>
          <table:table-cell office:value-type="string">
            <text:p>Drop down item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9">
          <table:table-cell office:value-type="float" office:value="148">
            <text:p>148</text:p>
          </table:table-cell>
          <table:table-cell office:value-type="string">
            <text:p>To check that Nature of work text field-drop down Highlighted</text:p>
          </table:table-cell>
          <table:table-cell office:value-type="string">
            <text:p>Positive</text:p>
          </table:table-cell>
          <table:table-cell office:value-type="string">
            <text:p>CT scan</text:p>
          </table:table-cell>
          <table:table-cell office:value-type="float" office:value="1">
            <text:p>1</text:p>
          </table:table-cell>
          <table:table-cell office:value-type="string">
            <text:p>Click the CT scan in Drop down</text:p>
          </table:table-cell>
          <table:table-cell table:number-columns-repeated="4" office:value-type="string">
            <text:p>NA</text:p>
          </table:table-cell>
          <table:table-cell office:value-type="string">
            <text:p>Drop down CT scan item should load from system define table </text:p>
          </table:table-cell>
          <table:table-cell office:value-type="string">
            <text:p>Drop down CT scan item loaded from system define table 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5">
          <table:table-cell office:value-type="float" office:value="149">
            <text:p>149</text:p>
          </table:table-cell>
          <table:table-cell office:value-type="string">
            <text:p>To check that Nature of work text field-Scroll drop down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Scroll in Drop down</text:p>
          </table:table-cell>
          <table:table-cell office:value-type="string">
            <text:p>Scroll the Drop down should allow</text:p>
          </table:table-cell>
          <table:table-cell office:value-type="string">
            <text:p>Scroll the Drop down <text:s/>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2">
          <table:table-cell office:value-type="float" office:value="150">
            <text:p>150</text:p>
          </table:table-cell>
          <table:table-cell office:value-type="string">
            <text:p>To check that Other Nature of work text field- Highlighted 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Other nature of work text field should be Highlight</text:p>
          </table:table-cell>
          <table:table-cell office:value-type="string">
            <text:p>Other nature of work text field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0">
          <table:table-cell office:value-type="float" office:value="151">
            <text:p>151</text:p>
          </table:table-cell>
          <table:table-cell office:value-type="string">
            <text:p>To check that Other Nature of work text field- Alpha numeric</text:p>
          </table:table-cell>
          <table:table-cell office:value-type="string">
            <text:p>Positive</text:p>
          </table:table-cell>
          <table:table-cell office:value-type="string">
            <text:p>As1234</text:p>
          </table:table-cell>
          <table:table-cell table:number-columns-repeated="2" office:value-type="string">
            <text:p>NA</text:p>
          </table:table-cell>
          <table:table-cell table:number-columns-repeated="2" office:value-type="string">
            <text:p>Alpha numeric should allow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52">
            <text:p>152</text:p>
          </table:table-cell>
          <table:table-cell office:value-type="string">
            <text:p>To check that Other Nature of work text field- Special Characters</text:p>
          </table:table-cell>
          <table:table-cell office:value-type="string">
            <text:p>Positive</text:p>
          </table:table-cell>
          <table:table-cell office:value-type="string">
            <text:p>#$*&amp;^%</text:p>
          </table:table-cell>
          <table:table-cell table:number-columns-repeated="2" office:value-type="string">
            <text:p>NA</text:p>
          </table:table-cell>
          <table:table-cell office:value-type="string">
            <text:p>Special Characters should allow</text:p>
          </table:table-cell>
          <table:table-cell office:value-type="string">
            <text:p>Special character not allow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1">
          <table:table-cell office:value-type="float" office:value="153">
            <text:p>153</text:p>
          </table:table-cell>
          <table:table-cell office:value-type="string">
            <text:p>To check that Types of employement text field-drop down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lace the mouse on drop down item</text:p>
          </table:table-cell>
          <table:table-cell office:value-type="string">
            <text:p>Drop down item should <text:s/>be highlight</text:p>
          </table:table-cell>
          <table:table-cell office:value-type="string">
            <text:p>Drop down item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2">
          <table:table-cell office:value-type="float" office:value="154">
            <text:p>154</text:p>
          </table:table-cell>
          <table:table-cell office:value-type="string">
            <text:p>To check that Type of Employment <text:s/>text field-drop down </text:p>
          </table:table-cell>
          <table:table-cell office:value-type="string">
            <text:p>Positive</text:p>
          </table:table-cell>
          <table:table-cell office:value-type="string">
            <text:p>Regular</text:p>
          </table:table-cell>
          <table:table-cell office:value-type="float" office:value="1">
            <text:p>1</text:p>
          </table:table-cell>
          <table:table-cell office:value-type="string">
            <text:p>Click the Regular in Drop down</text:p>
          </table:table-cell>
          <table:table-cell table:number-columns-repeated="4" office:value-type="string">
            <text:p>NA</text:p>
          </table:table-cell>
          <table:table-cell office:value-type="string">
            <text:p>Drop down Regular item should load from <text:s/>system define table </text:p>
          </table:table-cell>
          <table:table-cell office:value-type="string">
            <text:p>Drop down Regular item should loaded from system define table displayed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3">
          <table:table-cell office:value-type="float" office:value="155">
            <text:p>155</text:p>
          </table:table-cell>
          <table:table-cell office:value-type="string">
            <text:p>To check that Proof Type id text field-drop down Fields marked* 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the Regular in Drop down</text:p>
          </table:table-cell>
          <table:table-cell office:value-type="string">
            <text:p><text:s/>Fields marked* Should be display in text</text:p>
          </table:table-cell>
          <table:table-cell office:value-type="string">
            <text:p><text:s/>Fields marked* displayed in text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5">
          <table:table-cell office:value-type="float" office:value="156">
            <text:p>156</text:p>
          </table:table-cell>
          <table:table-cell office:value-type="string">
            <text:p>To check that Proof Type id text field-</text:p>
          </table:table-cell>
          <table:table-cell office:value-type="string">
            <text:p>Positive</text:p>
          </table:table-cell>
          <table:table-cell office:value-type="string">
            <text:p>Aadhaar card</text:p>
          </table:table-cell>
          <table:table-cell office:value-type="float" office:value="1">
            <text:p>1</text:p>
          </table:table-cell>
          <table:table-cell office:value-type="string">
            <text:p>Click the Aadhaar in Drop down</text:p>
          </table:table-cell>
          <table:table-cell table:number-columns-repeated="4" office:value-type="string">
            <text:p>NA</text:p>
          </table:table-cell>
          <table:table-cell office:value-type="string">
            <text:p>Drop down Aadhaar card item should load from system define table display</text:p>
          </table:table-cell>
          <table:table-cell office:value-type="string">
            <text:p>Drop down Aadhaar card item loaded from system define table 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0">
          <table:table-cell office:value-type="float" office:value="157">
            <text:p>157</text:p>
          </table:table-cell>
          <table:table-cell office:value-type="string">
            <text:p>To check that Proof Type id text field - Hig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field should Highlight</text:p>
          </table:table-cell>
          <table:table-cell office:value-type="string">
            <text:p>Textfield should 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4">
          <table:table-cell office:value-type="float" office:value="158" table:number-columns-spanned="1" table:number-rows-spanned="2">
            <text:p>158</text:p>
          </table:table-cell>
          <table:table-cell office:value-type="string" table:number-columns-spanned="1" table:number-rows-spanned="2">
            <text:p>To check that Id Proof no text field – Alpha numeric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123Adc</text:p>
          </table:table-cell>
          <table:table-cell office:value-type="float" office:value="1">
            <text:p>1</text:p>
          </table:table-cell>
          <table:table-cell office:value-type="string">
            <text:p>Select the proof type id </text:p>
          </table:table-cell>
          <table:table-cell office:value-type="string" table:number-columns-spanned="1" table:number-rows-spanned="2">
            <text:p>Alphanumeric should allow</text:p>
          </table:table-cell>
          <table:table-cell office:value-type="string" table:number-columns-spanned="1" table:number-rows-spanned="2">
            <text:p>Alphanumeric should allow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159">
            <text:p>159</text:p>
          </table:covered-table-cell>
          <table:covered-table-cell office:value-type="string">
            <text:p>To check that Id Proof no text field – Alpha numeric</text:p>
          </table:covered-table-cell>
          <table:covered-table-cell office:value-type="string">
            <text:p>Positive</text:p>
          </table:covered-table-cell>
          <table:covered-table-cell office:value-type="string">
            <text:p>124Adc</text:p>
          </table:covered-table-cell>
          <table:table-cell office:value-type="float" office:value="2">
            <text:p>2</text:p>
          </table:table-cell>
          <table:table-cell office:value-type="string">
            <text:p>Enter the value in test fields</text:p>
          </table:table-cell>
          <table:covered-table-cell office:value-type="string">
            <text:p>Textfield should Highlight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27">
          <table:table-cell office:value-type="float" office:value="160">
            <text:p>160</text:p>
          </table:table-cell>
          <table:table-cell office:value-type="string">
            <text:p>To check that Proof no text field – Special characters</text:p>
          </table:table-cell>
          <table:table-cell office:value-type="string">
            <text:p>Positive</text:p>
          </table:table-cell>
          <table:table-cell office:value-type="string">
            <text:p>@#^@%$%@</text:p>
          </table:table-cell>
          <table:table-cell table:number-columns-repeated="2" office:value-type="string">
            <text:p>NA</text:p>
          </table:table-cell>
          <table:table-cell office:value-type="string">
            <text:p>Special Characters should allow</text:p>
          </table:table-cell>
          <table:table-cell office:value-type="string">
            <text:p>Special Character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7">
          <table:table-cell office:value-type="float" office:value="161">
            <text:p>161</text:p>
          </table:table-cell>
          <table:table-cell office:value-type="string">
            <text:p>To check that Id Proof no text field – Aadhaar card no</text:p>
          </table:table-cell>
          <table:table-cell table:style-name="ce11" office:value-type="string">
            <text:p>Negative</text:p>
          </table:table-cell>
          <table:table-cell office:value-type="float" office:value="12345678901234">
            <text:p>12345678901234</text:p>
          </table:table-cell>
          <table:table-cell office:value-type="string">
            <text:p>NA</text:p>
          </table:table-cell>
          <table:table-cell office:value-type="string">
            <text:p>Enter the value 14 digits</text:p>
          </table:table-cell>
          <table:table-cell office:value-type="string">
            <text:p>14 digits should not allow in Text Field Popup should be display</text:p>
          </table:table-cell>
          <table:table-cell office:value-type="string">
            <text:p>14 digits not allow in Text Field Popup should b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To check that id Proof no text field – 15 Limited digits</text:p>
          </table:table-cell>
          <table:table-cell office:value-type="string">
            <text:p>Positive</text:p>
          </table:table-cell>
          <table:table-cell office:value-type="float" office:value="123456789012345">
            <text:p>123456789012345</text:p>
          </table:table-cell>
          <table:table-cell office:value-type="string">
            <text:p>NA</text:p>
          </table:table-cell>
          <table:table-cell office:value-type="string">
            <text:p>Enter the value as 15 digits</text:p>
          </table:table-cell>
          <table:table-cell office:value-type="string">
            <text:p>15 digits should be allow </text:p>
          </table:table-cell>
          <table:table-cell office:value-type="string">
            <text:p>15 digit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To check that id <text:s/>Proof no <text:s/>text field-drop down Fields marked* 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<text:s/>Fields marked* Should be display in text</text:p>
          </table:table-cell>
          <table:table-cell office:value-type="string">
            <text:p><text:s/>Fields marked* displayed in text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9">
          <table:table-cell office:value-type="float" office:value="164">
            <text:p>164</text:p>
          </table:table-cell>
          <table:table-cell office:value-type="string">
            <text:p>To check that <text:s/>Badge Type* <text:s/>text field-drop down </text:p>
          </table:table-cell>
          <table:table-cell office:value-type="string">
            <text:p>Positive</text:p>
          </table:table-cell>
          <table:table-cell office:value-type="string">
            <text:p>Batch TLD Badge</text:p>
          </table:table-cell>
          <table:table-cell office:value-type="float" office:value="1">
            <text:p>1</text:p>
          </table:table-cell>
          <table:table-cell office:value-type="string">
            <text:p>Click the Batch TLD Badge in Drop down</text:p>
          </table:table-cell>
          <table:table-cell table:number-columns-repeated="4" office:value-type="string">
            <text:p>NA</text:p>
          </table:table-cell>
          <table:table-cell office:value-type="string">
            <text:p>Batch type should load from system define table </text:p>
          </table:table-cell>
          <table:table-cell office:value-type="string">
            <text:p>Batch type <text:s/>loaded from system define table 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5">
          <table:table-cell office:value-type="float" office:value="165">
            <text:p>165</text:p>
          </table:table-cell>
          <table:table-cell office:value-type="string">
            <text:p>To check that Badge Type text field-drop down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lace the mouse on drop down item</text:p>
          </table:table-cell>
          <table:table-cell office:value-type="string">
            <text:p>Drop down item should <text:s/>be highlight</text:p>
          </table:table-cell>
          <table:table-cell office:value-type="string">
            <text:p>Drop down item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5">
          <table:table-cell office:value-type="float" office:value="166">
            <text:p>166</text:p>
          </table:table-cell>
          <table:table-cell office:value-type="string">
            <text:p>To check that foreign institution prior visibility <text:s/>drop down yes</text:p>
          </table:table-cell>
          <table:table-cell office:value-type="string">
            <text:p>Positive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Choose drop down button in yes</text:p>
          </table:table-cell>
          <table:table-cell table:number-columns-repeated="4" office:value-type="string">
            <text:p>NA</text:p>
          </table:table-cell>
          <table:table-cell office:value-type="string">
            <text:p>Previous Institution should load from system define table. text field should enable</text:p>
          </table:table-cell>
          <table:table-cell office:value-type="string">
            <text:p>Previous Institution <text:s/>loaded from system define table. text field is enable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67">
            <text:p>167</text:p>
          </table:table-cell>
          <table:table-cell office:value-type="string">
            <text:p><text:s/>To check that foreign institution prior visibility <text:s/>drop down no</text:p>
          </table:table-cell>
          <table:table-cell office:value-type="string">
            <text:p>Positive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Choose drop down in no</text:p>
          </table:table-cell>
          <table:table-cell table:number-columns-repeated="4" office:value-type="string">
            <text:p>NA</text:p>
          </table:table-cell>
          <table:table-cell office:value-type="string">
            <text:p>Previous Institution should load from system define table.text field should disable</text:p>
          </table:table-cell>
          <table:table-cell office:value-type="string">
            <text:p>Previous Institution load from system define table.text field <text:s/>disable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7">
          <table:table-cell office:value-type="float" office:value="168">
            <text:p>168</text:p>
          </table:table-cell>
          <table:table-cell office:value-type="string">
            <text:p>To check that Effective Dosage Received <text:s text:c="2"/>text fields control-keyboard access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Press Tab keyboard </text:p>
          </table:table-cell>
          <table:table-cell office:value-type="string">
            <text:p>Keyboard access should be enable</text:p>
          </table:table-cell>
          <table:table-cell office:value-type="string">
            <text:p>Keyboard access enabl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6">
          <table:table-cell office:value-type="float" office:value="169">
            <text:p>169</text:p>
          </table:table-cell>
          <table:table-cell office:value-type="string">
            <text:p>To check that Effective Dosage Received <text:s/>text fields- Special character</text:p>
          </table:table-cell>
          <table:table-cell office:value-type="string">
            <text:p>Positive</text:p>
          </table:table-cell>
          <table:table-cell office:value-type="string">
            <text:p>!@#$%%^&amp;*()_+~</text:p>
          </table:table-cell>
          <table:table-cell table:number-columns-repeated="2" office:value-type="string">
            <text:p>NA</text:p>
          </table:table-cell>
          <table:table-cell office:value-type="string">
            <text:p>Special character should allow</text:p>
          </table:table-cell>
          <table:table-cell office:value-type="string">
            <text:p>Special character should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24">
          <table:table-cell office:value-type="float" office:value="170">
            <text:p>170</text:p>
          </table:table-cell>
          <table:table-cell office:value-type="string">
            <text:p>To check that Effective Dosage Received <text:s/>text fields- Copy paste</text:p>
          </table:table-cell>
          <table:table-cell office:value-type="string">
            <text:p>Positive</text:p>
          </table:table-cell>
          <table:table-cell office:value-type="string">
            <text:p>south street south street</text:p>
          </table:table-cell>
          <table:table-cell table:number-columns-repeated="2" office:value-type="string">
            <text:p>NA</text:p>
          </table:table-cell>
          <table:table-cell office:value-type="string">
            <text:p>copy paste value should allow</text:p>
          </table:table-cell>
          <table:table-cell office:value-type="string">
            <text:p>copy paste value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To check that Street - text field box highlighted</text:p>
          </table:table-cell>
          <table:table-cell office:value-type="string">
            <text:p>Positive</text:p>
          </table:table-cell>
          <table:table-cell table:number-columns-repeated="3" office:value-type="string">
            <text:p>NA</text:p>
          </table:table-cell>
          <table:table-cell office:value-type="string">
            <text:p>Text field <text:s/>should highlight</text:p>
          </table:table-cell>
          <table:table-cell office:value-type="string">
            <text:p>Text field <text:s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5">
          <table:table-cell office:value-type="float" office:value="172">
            <text:p>172</text:p>
          </table:table-cell>
          <table:table-cell office:value-type="string">
            <text:p>To check that any institution in India prior visibility drop down yes</text:p>
          </table:table-cell>
          <table:table-cell office:value-type="string">
            <text:p>Positive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string">
            <text:p>Choose drop down button in yes</text:p>
          </table:table-cell>
          <table:table-cell table:number-columns-repeated="4" office:value-type="string">
            <text:p>NA</text:p>
          </table:table-cell>
          <table:table-cell office:value-type="string">
            <text:p>Previous Institution india prior should load from system define table. text field should enable</text:p>
          </table:table-cell>
          <table:table-cell office:value-type="string">
            <text:p>Previous Institution india prior <text:s/>loaded from system define table. text field is enable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73">
            <text:p>173</text:p>
          </table:table-cell>
          <table:table-cell office:value-type="string">
            <text:p>To check that any institution in India prior visibility drop down no</text:p>
          </table:table-cell>
          <table:table-cell office:value-type="string">
            <text:p>Positive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Choose drop down in no</text:p>
          </table:table-cell>
          <table:table-cell table:number-columns-repeated="4" office:value-type="string">
            <text:p>NA</text:p>
          </table:table-cell>
          <table:table-cell office:value-type="string">
            <text:p>Previous Institution india prior should load from system define table.text field should disable</text:p>
          </table:table-cell>
          <table:table-cell office:value-type="string">
            <text:p>Previous Institution india prior load from system define table.text field <text:s/>disable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1">
          <table:table-cell office:value-type="float" office:value="174">
            <text:p>174</text:p>
          </table:table-cell>
          <table:table-cell office:value-type="string">
            <text:p>To check that any institution in India prior visibility drop down 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hted</text:p>
          </table:table-cell>
          <table:table-cell office:value-type="string">
            <text:p>Text field <text:s text:c="2"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7">
          <table:table-cell office:value-type="float" office:value="175" table:number-columns-spanned="1" table:number-rows-spanned="2">
            <text:p>175</text:p>
          </table:table-cell>
          <table:table-cell office:value-type="string" table:number-columns-spanned="1" table:number-rows-spanned="2">
            <text:p>To check that Previous Personnel Number <text:s/>text field – Alpha numeric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123Adc</text:p>
          </table:table-cell>
          <table:table-cell office:value-type="float" office:value="1">
            <text:p>1</text:p>
          </table:table-cell>
          <table:table-cell office:value-type="string">
            <text:p>Select the proof type id </text:p>
          </table:table-cell>
          <table:table-cell office:value-type="string" table:number-columns-spanned="1" table:number-rows-spanned="2">
            <text:p>Alphanumeric should not allow</text:p>
          </table:table-cell>
          <table:table-cell office:value-type="string" table:number-columns-spanned="1" table:number-rows-spanned="2">
            <text:p>Alphanumeric not 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68">
          <table:covered-table-cell office:value-type="float" office:value="159">
            <text:p>159</text:p>
          </table:covered-table-cell>
          <table:covered-table-cell office:value-type="string">
            <text:p>To check that Id Proof no text field – Alpha numeric</text:p>
          </table:covered-table-cell>
          <table:covered-table-cell table:style-name="ce11" office:value-type="string">
            <text:p>Positive</text:p>
          </table:covered-table-cell>
          <table:covered-table-cell office:value-type="string">
            <text:p>124Adc</text:p>
          </table:covered-table-cell>
          <table:table-cell office:value-type="float" office:value="2">
            <text:p>2</text:p>
          </table:table-cell>
          <table:table-cell office:value-type="string">
            <text:p>Enter the value in test fields</text:p>
          </table:table-cell>
          <table:covered-table-cell office:value-type="string">
            <text:p>Textfield should Highlight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5">
          <table:table-cell office:value-type="float" office:value="176">
            <text:p>176</text:p>
          </table:table-cell>
          <table:table-cell office:value-type="string">
            <text:p>To check that any Previous institution number text field 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hted</text:p>
          </table:table-cell>
          <table:table-cell office:value-type="string">
            <text:p>Text field <text:s text:c="2"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77">
            <text:p>177</text:p>
          </table:table-cell>
          <table:table-cell office:value-type="string">
            <text:p>To check that any Previous institution number text field -10 digits</text:p>
          </table:table-cell>
          <table:table-cell office:value-type="string">
            <text:p>Positive</text:p>
          </table:table-cell>
          <table:table-cell office:value-type="float" office:value="1234567890">
            <text:p>1234567890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Limited digits should be display</text:p>
          </table:table-cell>
          <table:table-cell office:value-type="string">
            <text:p>Limited digits <text:s/>b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78">
            <text:p>178</text:p>
          </table:table-cell>
          <table:table-cell office:value-type="string">
            <text:p>To check that any Previous institution number text field -Special character</text:p>
          </table:table-cell>
          <table:table-cell table:style-name="ce11" office:value-type="string">
            <text:p>Negative</text:p>
          </table:table-cell>
          <table:table-cell office:value-type="string">
            <text:p>@$@$#%@%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s should not allow</text:p>
          </table:table-cell>
          <table:table-cell office:value-type="string">
            <text:p>Special Characters not allow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79">
            <text:p>179</text:p>
          </table:table-cell>
          <table:table-cell office:value-type="string">
            <text:p>To check that any Previous institution number text field -space</text:p>
          </table:table-cell>
          <table:table-cell table:style-name="ce11" office:value-type="string">
            <text:p>Negative</text:p>
          </table:table-cell>
          <table:table-cell office:value-type="string">
            <text:p>34545 34554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ace should not <text:s/>allow </text:p>
          </table:table-cell>
          <table:table-cell office:value-type="string">
            <text:p>Space should not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80">
            <text:p>180</text:p>
          </table:table-cell>
          <table:table-cell office:value-type="string">
            <text:p>To check that any Previous institution number text field -Emoji</text:p>
          </table:table-cell>
          <table:table-cell table:style-name="ce11" office:value-type="string">
            <text:p>Negative</text:p>
          </table:table-cell>
          <table:table-cell office:value-type="string">
            <text:p>:-)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Emoji should not <text:s/>allow </text:p>
          </table:table-cell>
          <table:table-cell office:value-type="string">
            <text:p>Emoji <text:s/>not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55">
          <table:table-cell office:value-type="float" office:value="181" table:number-columns-spanned="1" table:number-rows-spanned="2">
            <text:p>181</text:p>
          </table:table-cell>
          <table:table-cell office:value-type="string" table:number-columns-spanned="1" table:number-rows-spanned="2">
            <text:p>To check that Previous Personnel Number <text:s/>text field – Alpha numeric</text:p>
          </table:table-cell>
          <table:table-cell table:style-name="ce11" office:value-type="string" table:number-columns-spanned="1" table:number-rows-spanned="2">
            <text:p>Negative</text:p>
          </table:table-cell>
          <table:table-cell office:value-type="string" table:number-columns-spanned="1" table:number-rows-spanned="2">
            <text:p>123Adc</text:p>
          </table:table-cell>
          <table:table-cell office:value-type="float" office:value="1">
            <text:p>1</text:p>
          </table:table-cell>
          <table:table-cell office:value-type="string">
            <text:p>Select the proof type id </text:p>
          </table:table-cell>
          <table:table-cell office:value-type="string" table:number-columns-spanned="1" table:number-rows-spanned="2">
            <text:p>Alphanumeric should not allow</text:p>
          </table:table-cell>
          <table:table-cell office:value-type="string" table:number-columns-spanned="1" table:number-rows-spanned="2">
            <text:p>Alphanumeric not 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65">
          <table:covered-table-cell office:value-type="float" office:value="159">
            <text:p>159</text:p>
          </table:covered-table-cell>
          <table:covered-table-cell office:value-type="string">
            <text:p>To check that Id Proof no text field – Alpha numeric</text:p>
          </table:covered-table-cell>
          <table:covered-table-cell table:style-name="ce11" office:value-type="string">
            <text:p>Positive</text:p>
          </table:covered-table-cell>
          <table:covered-table-cell office:value-type="string">
            <text:p>124Adc</text:p>
          </table:covered-table-cell>
          <table:table-cell office:value-type="float" office:value="2">
            <text:p>2</text:p>
          </table:table-cell>
          <table:table-cell office:value-type="string">
            <text:p>Enter the value in test fields</text:p>
          </table:table-cell>
          <table:covered-table-cell office:value-type="string">
            <text:p>Textfield should Highlight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5">
          <table:table-cell office:value-type="float" office:value="182">
            <text:p>182</text:p>
          </table:table-cell>
          <table:table-cell office:value-type="string">
            <text:p>To check that any Previous Personal number text field 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hted</text:p>
          </table:table-cell>
          <table:table-cell office:value-type="string">
            <text:p>Text field <text:s text:c="2"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83">
            <text:p>183</text:p>
          </table:table-cell>
          <table:table-cell office:value-type="string">
            <text:p>To check that any Previous Personal number text field -10 digits</text:p>
          </table:table-cell>
          <table:table-cell office:value-type="string">
            <text:p>Positive</text:p>
          </table:table-cell>
          <table:table-cell office:value-type="float" office:value="1234567890">
            <text:p>1234567890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Limited digits should be display</text:p>
          </table:table-cell>
          <table:table-cell office:value-type="string">
            <text:p>Limited digits <text:s/>b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84">
            <text:p>184</text:p>
          </table:table-cell>
          <table:table-cell office:value-type="string">
            <text:p>To check that any Previous Personal number text field -Special character</text:p>
          </table:table-cell>
          <table:table-cell table:style-name="ce11" office:value-type="string">
            <text:p>Negative</text:p>
          </table:table-cell>
          <table:table-cell office:value-type="string">
            <text:p>@$@$#%@%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s should not allow</text:p>
          </table:table-cell>
          <table:table-cell office:value-type="string">
            <text:p>Special Characters not allow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85">
            <text:p>185</text:p>
          </table:table-cell>
          <table:table-cell office:value-type="string">
            <text:p>To check that any Previous Personal number text field -space</text:p>
          </table:table-cell>
          <table:table-cell table:style-name="ce11" office:value-type="string">
            <text:p>Negative</text:p>
          </table:table-cell>
          <table:table-cell office:value-type="string">
            <text:p>34545 34554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ace should not <text:s/>allow </text:p>
          </table:table-cell>
          <table:table-cell office:value-type="string">
            <text:p>Space should not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86">
            <text:p>186</text:p>
          </table:table-cell>
          <table:table-cell office:value-type="string">
            <text:p>To check that any Previous Personal number text field -Emoji</text:p>
          </table:table-cell>
          <table:table-cell table:style-name="ce11" office:value-type="string">
            <text:p>Negative</text:p>
          </table:table-cell>
          <table:table-cell office:value-type="string">
            <text:p>:-)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Emoji should not <text:s/>allow </text:p>
          </table:table-cell>
          <table:table-cell office:value-type="string">
            <text:p>Emoji <text:s/>not <text:s/>allowed 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7">
          <table:table-cell office:value-type="float" office:value="187" table:number-columns-spanned="1" table:number-rows-spanned="2">
            <text:p>187</text:p>
          </table:table-cell>
          <table:table-cell office:value-type="string" table:number-columns-spanned="1" table:number-rows-spanned="2">
            <text:p>To check that Start from <text:s/>text field – Alpha numeric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123Adc</text:p>
          </table:table-cell>
          <table:table-cell office:value-type="float" office:value="1">
            <text:p>1</text:p>
          </table:table-cell>
          <table:table-cell office:value-type="string">
            <text:p>Select the proof type id </text:p>
          </table:table-cell>
          <table:table-cell office:value-type="string" table:number-columns-spanned="1" table:number-rows-spanned="2">
            <text:p>Alphanumeric should allow</text:p>
          </table:table-cell>
          <table:table-cell office:value-type="string" table:number-columns-spanned="1" table:number-rows-spanned="2">
            <text:p>Alphanumeric <text:s/>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68">
          <table:covered-table-cell office:value-type="float" office:value="188">
            <text:p>188</text:p>
          </table:covered-table-cell>
          <table:covered-table-cell office:value-type="string">
            <text:p>To check that Id Proof no text field – Alpha numeric</text:p>
          </table:covered-table-cell>
          <table:covered-table-cell office:value-type="string">
            <text:p>Positive</text:p>
          </table:covered-table-cell>
          <table:covered-table-cell office:value-type="string">
            <text:p>124Adc</text:p>
          </table:covered-table-cell>
          <table:table-cell office:value-type="float" office:value="2">
            <text:p>2</text:p>
          </table:table-cell>
          <table:table-cell office:value-type="string">
            <text:p>Enter the value in test fields</text:p>
          </table:table-cell>
          <table:covered-table-cell office:value-type="string">
            <text:p>Textfield should Highlight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5">
          <table:table-cell office:value-type="float" office:value="188">
            <text:p>188</text:p>
          </table:table-cell>
          <table:table-cell office:value-type="string">
            <text:p>To check that start from text field 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hted</text:p>
          </table:table-cell>
          <table:table-cell office:value-type="string">
            <text:p>Text field <text:s text:c="2"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89">
            <text:p>189</text:p>
          </table:table-cell>
          <table:table-cell office:value-type="string">
            <text:p>To check that Start from text field -10 digits</text:p>
          </table:table-cell>
          <table:table-cell office:value-type="string">
            <text:p>Positive</text:p>
          </table:table-cell>
          <table:table-cell office:value-type="float" office:value="1234567890">
            <text:p>1234567890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Limited digits should be display</text:p>
          </table:table-cell>
          <table:table-cell office:value-type="string">
            <text:p>Limited digits <text:s/>b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90">
            <text:p>190</text:p>
          </table:table-cell>
          <table:table-cell office:value-type="string">
            <text:p>To check that Start from text field -Special character</text:p>
          </table:table-cell>
          <table:table-cell office:value-type="string">
            <text:p>Positive</text:p>
          </table:table-cell>
          <table:table-cell office:value-type="string">
            <text:p>@$@$#%@%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s should <text:s/>allow</text:p>
          </table:table-cell>
          <table:table-cell office:value-type="string">
            <text:p>Special Character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91">
            <text:p>191</text:p>
          </table:table-cell>
          <table:table-cell office:value-type="string">
            <text:p>To check that Start from text field -space</text:p>
          </table:table-cell>
          <table:table-cell office:value-type="string">
            <text:p>Positive</text:p>
          </table:table-cell>
          <table:table-cell office:value-type="string">
            <text:p>34545 34554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ace should <text:s/>allow in Text field</text:p>
          </table:table-cell>
          <table:table-cell office:value-type="string">
            <text:p>Space <text:s/>allowed in Text fiel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40">
          <table:table-cell office:value-type="float" office:value="192" table:number-columns-spanned="1" table:number-rows-spanned="2">
            <text:p>192</text:p>
          </table:table-cell>
          <table:table-cell office:value-type="string" table:number-columns-spanned="1" table:number-rows-spanned="2">
            <text:p>To check that End from <text:s/>text field – Alpha numeric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123Adc</text:p>
          </table:table-cell>
          <table:table-cell office:value-type="float" office:value="1">
            <text:p>1</text:p>
          </table:table-cell>
          <table:table-cell office:value-type="string">
            <text:p>Select the proof type id </text:p>
          </table:table-cell>
          <table:table-cell office:value-type="string" table:number-columns-spanned="1" table:number-rows-spanned="2">
            <text:p>Alphanumeric should allow</text:p>
          </table:table-cell>
          <table:table-cell office:value-type="string" table:number-columns-spanned="1" table:number-rows-spanned="2">
            <text:p>Alphanumeric <text:s/>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9">
          <table:covered-table-cell office:value-type="float" office:value="193">
            <text:p>193</text:p>
          </table:covered-table-cell>
          <table:covered-table-cell office:value-type="string">
            <text:p>To check that Id Proof no text field – Alpha numeric</text:p>
          </table:covered-table-cell>
          <table:covered-table-cell office:value-type="string">
            <text:p>Positive</text:p>
          </table:covered-table-cell>
          <table:covered-table-cell office:value-type="string">
            <text:p>124Adc</text:p>
          </table:covered-table-cell>
          <table:table-cell office:value-type="float" office:value="2">
            <text:p>2</text:p>
          </table:table-cell>
          <table:table-cell office:value-type="string">
            <text:p>Enter the value in test fields</text:p>
          </table:table-cell>
          <table:covered-table-cell office:value-type="string">
            <text:p>Textfield should Highlight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5">
          <table:table-cell office:value-type="float" office:value="193">
            <text:p>193</text:p>
          </table:table-cell>
          <table:table-cell office:value-type="string">
            <text:p>To check that End from text field 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hted</text:p>
          </table:table-cell>
          <table:table-cell office:value-type="string">
            <text:p>Text field <text:s text:c="2"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94">
            <text:p>194</text:p>
          </table:table-cell>
          <table:table-cell office:value-type="string">
            <text:p>To check that End from text field -10 digits</text:p>
          </table:table-cell>
          <table:table-cell office:value-type="string">
            <text:p>Positive</text:p>
          </table:table-cell>
          <table:table-cell office:value-type="float" office:value="1234567890">
            <text:p>1234567890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Limited digits should be display</text:p>
          </table:table-cell>
          <table:table-cell office:value-type="string">
            <text:p>Limited digits <text:s/>b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95">
            <text:p>195</text:p>
          </table:table-cell>
          <table:table-cell office:value-type="string">
            <text:p>To check that End from text field -Special character</text:p>
          </table:table-cell>
          <table:table-cell office:value-type="string">
            <text:p>Positive</text:p>
          </table:table-cell>
          <table:table-cell office:value-type="string">
            <text:p>@$@$#%@%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s should <text:s/>allow</text:p>
          </table:table-cell>
          <table:table-cell office:value-type="string">
            <text:p>Special Character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196">
            <text:p>196</text:p>
          </table:table-cell>
          <table:table-cell office:value-type="string">
            <text:p>To check that End from text field -space</text:p>
          </table:table-cell>
          <table:table-cell office:value-type="string">
            <text:p>Positive</text:p>
          </table:table-cell>
          <table:table-cell office:value-type="string">
            <text:p>34545 34554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ace should <text:s/>allow in Text field</text:p>
          </table:table-cell>
          <table:table-cell office:value-type="string">
            <text:p>Space <text:s/>allowed in Text fiel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3">
          <table:table-cell office:value-type="float" office:value="197" table:number-columns-spanned="1" table:number-rows-spanned="2">
            <text:p>197</text:p>
          </table:table-cell>
          <table:table-cell office:value-type="string" table:number-columns-spanned="1" table:number-rows-spanned="2">
            <text:p>To check that <text:s/>Name and Address of Previous Institution text area– Alpha numeric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123Adc</text:p>
          </table:table-cell>
          <table:table-cell office:value-type="float" office:value="1">
            <text:p>1</text:p>
          </table:table-cell>
          <table:table-cell office:value-type="string">
            <text:p>Select the proof type id </text:p>
          </table:table-cell>
          <table:table-cell office:value-type="string" table:number-columns-spanned="1" table:number-rows-spanned="2">
            <text:p>Alphanumeric should allow</text:p>
          </table:table-cell>
          <table:table-cell office:value-type="string" table:number-columns-spanned="1" table:number-rows-spanned="2">
            <text:p>Alphanumeric <text:s/>allowed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64">
          <table:covered-table-cell office:value-type="float" office:value="193">
            <text:p>193</text:p>
          </table:covered-table-cell>
          <table:covered-table-cell office:value-type="string">
            <text:p>To check that Id Proof no text field – Alpha numeric</text:p>
          </table:covered-table-cell>
          <table:covered-table-cell office:value-type="string">
            <text:p>Positive</text:p>
          </table:covered-table-cell>
          <table:covered-table-cell office:value-type="string">
            <text:p>124Adc</text:p>
          </table:covered-table-cell>
          <table:table-cell office:value-type="float" office:value="2">
            <text:p>2</text:p>
          </table:table-cell>
          <table:table-cell office:value-type="string">
            <text:p>Enter the value in test fields</text:p>
          </table:table-cell>
          <table:covered-table-cell office:value-type="string">
            <text:p>Textfield should Highlight</text:p>
          </table:covered-table-cell>
          <table:covered-table-cell/>
          <table:covered-table-cell office:value-type="string">
            <text:p>NA</text:p>
          </table:covered-table-cell>
          <table:covered-table-cell table:number-columns-repeated="3"/>
          <table:covered-table-cell office:value-type="string">
            <text:p>PASS</text:p>
          </table:covered-table-cell>
          <table:table-cell table:number-columns-repeated="1011"/>
        </table:table-row>
        <table:table-row table:style-name="ro15">
          <table:table-cell office:value-type="float" office:value="198">
            <text:p>198</text:p>
          </table:table-cell>
          <table:table-cell office:value-type="string">
            <text:p>To check that Name and Address of Previous Institution text area -highlighted</text:p>
          </table:table-cell>
          <table:table-cell office:value-type="string">
            <text:p>Positive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Text field should be Highlighted</text:p>
          </table:table-cell>
          <table:table-cell office:value-type="string">
            <text:p>Text field <text:s text:c="2"/>Highlight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69">
          <table:table-cell office:value-type="float" office:value="199">
            <text:p>199</text:p>
          </table:table-cell>
          <table:table-cell office:value-type="string">
            <text:p>To check that Name and Address of Previous Institution text area -10 digits</text:p>
          </table:table-cell>
          <table:table-cell office:value-type="string">
            <text:p>Positive</text:p>
          </table:table-cell>
          <table:table-cell office:value-type="float" office:value="1234567890">
            <text:p>1234567890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Limited digits should be display</text:p>
          </table:table-cell>
          <table:table-cell office:value-type="string">
            <text:p>Limited digits <text:s/>be display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70">
          <table:table-cell office:value-type="float" office:value="200">
            <text:p>200</text:p>
          </table:table-cell>
          <table:table-cell office:value-type="string">
            <text:p>To check that Name and Address of Previous Institution text area -Special character</text:p>
          </table:table-cell>
          <table:table-cell office:value-type="string">
            <text:p>Positive</text:p>
          </table:table-cell>
          <table:table-cell office:value-type="string">
            <text:p>@$@$#%@%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ecial Characters should <text:s/>allow</text:p>
          </table:table-cell>
          <table:table-cell office:value-type="string">
            <text:p>Special Characters allowe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  <table:table-row table:style-name="ro15">
          <table:table-cell office:value-type="float" office:value="201">
            <text:p>201</text:p>
          </table:table-cell>
          <table:table-cell office:value-type="string">
            <text:p>To check that Name and Address of Previous Institution text area-space</text:p>
          </table:table-cell>
          <table:table-cell office:value-type="string">
            <text:p>Positive</text:p>
          </table:table-cell>
          <table:table-cell office:value-type="string">
            <text:p>34545 34554</text:p>
          </table:table-cell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Space should <text:s/>allow in Text field</text:p>
          </table:table-cell>
          <table:table-cell office:value-type="string">
            <text:p>Space <text:s/>allowed in Text field</text:p>
          </table:table-cell>
          <table:table-cell table:number-columns-repeated="4" office:value-type="string">
            <text:p>NA</text:p>
          </table:table-cell>
          <table:table-cell office:value-type="string">
            <text:p>PASS</text:p>
          </table:table-cell>
          <table:table-cell table:number-columns-repeated="1011"/>
        </table:table-row>
      </table:table>
      <table:table table:name="Sheet2" table:style-name="ta1" table:print="false">
        <table:table-column table:style-name="co13" table:default-cell-style-name="Default"/>
        <table:table-row table:style-name="ro7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7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6">12/16/2025</text:date>, <text:time>09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1T12:45:09.23</meta:creation-date>
    <dc:date>2025-12-11T12:52:19.31</dc:date>
    <meta:editing-duration>PT7M9S</meta:editing-duration>
    <meta:editing-cycles>3</meta:editing-cycles>
    <meta:generator>OpenOffice/4.1.15$Win32 OpenOffice.org_project/4115m2$Build-9813</meta:generator>
    <meta:document-statistic meta:table-count="3" meta:cell-count="2790" meta:object-count="0"/>
  </office:meta>
</office:document-meta>
</file>